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BEGIN: table-cell styles OrgTableCell -->
    <style:style style:name="OrgTableCell" style:family="table-cell">
      <style:table-cell-properties fo:padding="0.159cm" fo:border-top="none" fo:border-bottom="none" fo:border-left="none" fo:border-right="none"/>
    </style:style>
    <style:style style:name="OrgTableCellDate" style:parent-style-name="OrgTableCell" style:family="table-cell" style:data-style-name="OrgDateStyle"/>
    <style:style style:name="OrgTableCellR" style:family="table-cell">
      <style:table-cell-properties fo:padding="0.159cm" fo:border-top="none" fo:border-bottom="none" fo:border-left="none" fo:border-right="0.002cm solid #000000"/>
    </style:style>
    <style:style style:name="OrgTableCellRDate" style:parent-style-name="OrgTableCellR" style:family="table-cell" style:data-style-name="OrgDateStyle"/>
    <style:style style:name="OrgTableCellL" style:family="table-cell">
      <style:table-cell-properties fo:padding="0.159cm" fo:border-top="none" fo:border-bottom="none" fo:border-left="0.002cm solid #000000" fo:border-right="none"/>
    </style:style>
    <style:style style:name="OrgTableCellLDate" style:parent-style-name="OrgTableCellL" style:family="table-cell" style:data-style-name="OrgDateStyle"/>
    <style:style style:name="OrgTableCellLR" style:family="table-cell">
      <style:table-cell-properties fo:padding="0.159cm" fo:border-top="none" fo:border-bottom="none" fo:border-left="0.002cm solid #000000" fo:border-right="0.002cm solid #000000"/>
    </style:style>
    <style:style style:name="OrgTableCellLRDate" style:parent-style-name="OrgTableCellLR" style:family="table-cell" style:data-style-name="OrgDateStyle"/>
    <style:style style:name="OrgTableCellB" style:family="table-cell">
      <style:table-cell-properties fo:padding="0.159cm" fo:border-top="none" fo:border-bottom="0.002cm solid #000000" fo:border-left="none" fo:border-right="none"/>
    </style:style>
    <style:style style:name="OrgTableCellBDate" style:parent-style-name="OrgTableCellB" style:family="table-cell" style:data-style-name="OrgDateStyle"/>
    <style:style style:name="OrgTableCellBR" style:family="table-cell">
      <style:table-cell-properties fo:padding="0.159cm" fo:border-top="none" fo:border-bottom="0.002cm solid #000000" fo:border-left="none" fo:border-right="0.002cm solid #000000"/>
    </style:style>
    <style:style style:name="OrgTableCellBRDate" style:parent-style-name="OrgTableCellBR" style:family="table-cell" style:data-style-name="OrgDateStyle"/>
    <style:style style:name="OrgTableCellBL" style:family="table-cell">
      <style:table-cell-properties fo:padding="0.159cm" fo:border-top="none" fo:border-bottom="0.002cm solid #000000" fo:border-left="0.002cm solid #000000" fo:border-right="none"/>
    </style:style>
    <style:style style:name="OrgTableCellBLDate" style:parent-style-name="OrgTableCellBL" style:family="table-cell" style:data-style-name="OrgDateStyle"/>
    <style:style style:name="OrgTable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CellBLRDate" style:parent-style-name="OrgTableCellBLR" style:family="table-cell" style:data-style-name="OrgDateStyle"/>
    <style:style style:name="OrgTableCellT" style:family="table-cell">
      <style:table-cell-properties fo:padding="0.159cm" fo:border-top="0.002cm solid #000000" fo:border-bottom="none" fo:border-left="none" fo:border-right="none"/>
    </style:style>
    <style:style style:name="OrgTableCellTDate" style:parent-style-name="OrgTableCellT" style:family="table-cell" style:data-style-name="OrgDateStyle"/>
    <style:style style:name="OrgTableCellTR" style:family="table-cell">
      <style:table-cell-properties fo:padding="0.159cm" fo:border-top="0.002cm solid #000000" fo:border-bottom="none" fo:border-left="none" fo:border-right="0.002cm solid #000000"/>
    </style:style>
    <style:style style:name="OrgTableCellTRDate" style:parent-style-name="OrgTableCellTR" style:family="table-cell" style:data-style-name="OrgDateStyle"/>
    <style:style style:name="OrgTableCellTL" style:family="table-cell">
      <style:table-cell-properties fo:padding="0.159cm" fo:border-top="0.002cm solid #000000" fo:border-bottom="none" fo:border-left="0.002cm solid #000000" fo:border-right="none"/>
    </style:style>
    <style:style style:name="OrgTableCellTLDate" style:parent-style-name="OrgTableCellTL" style:family="table-cell" style:data-style-name="OrgDateStyle"/>
    <style:style style:name="OrgTable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CellTLRDate" style:parent-style-name="OrgTableCellTLR" style:family="table-cell" style:data-style-name="OrgDateStyle"/>
    <style:style style:name="OrgTableCellTB" style:family="table-cell">
      <style:table-cell-properties fo:padding="0.159cm" fo:border-top="0.002cm solid #000000" fo:border-bottom="0.002cm solid #000000" fo:border-left="none" fo:border-right="none"/>
    </style:style>
    <style:style style:name="OrgTableCellTBDate" style:parent-style-name="OrgTableCellTB" style:family="table-cell" style:data-style-name="OrgDateStyle"/>
    <style:style style:name="OrgTable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CellTBRDate" style:parent-style-name="OrgTableCellTBR" style:family="table-cell" style:data-style-name="OrgDateStyle"/>
    <style:style style:name="OrgTable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CellTBLDate" style:parent-style-name="OrgTableCellTBL" style:family="table-cell" style:data-style-name="OrgDateStyle"/>
    <style:style style:name="OrgTable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CellTBLRDate" style:parent-style-name="OrgTableCellTBLR" style:family="table-cell" style:data-style-name="OrgDateStyle"/>
    <style:style style:name="OrgTableCellTop" style:family="table-cell">
      <style:table-cell-properties fo:padding="0.159cm" fo:border-top="none" fo:border-bottom="none" fo:border-left="none" fo:border-right="none" style:vertical-align="top"/>
    </style:style>
    <style:style style:name="OrgTableCellTopDate" style:parent-style-name="OrgTableCellTop" style:family="table-cell" style:data-style-name="OrgDateStyle"/>
    <style:style style:name="OrgTable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CellTopRDate" style:parent-style-name="OrgTableCellTopR" style:family="table-cell" style:data-style-name="OrgDateStyle"/>
    <style:style style:name="OrgTable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CellTopLDate" style:parent-style-name="OrgTableCellTopL" style:family="table-cell" style:data-style-name="OrgDateStyle"/>
    <style:style style:name="OrgTable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CellTopLRDate" style:parent-style-name="OrgTableCellTopLR" style:family="table-cell" style:data-style-name="OrgDateStyle"/>
    <style:style style:name="OrgTable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CellTopBDate" style:parent-style-name="OrgTableCellTopB" style:family="table-cell" style:data-style-name="OrgDateStyle"/>
    <style:style style:name="OrgTable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CellTopBRDate" style:parent-style-name="OrgTableCellTopBR" style:family="table-cell" style:data-style-name="OrgDateStyle"/>
    <style:style style:name="OrgTable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CellTopBLDate" style:parent-style-name="OrgTableCellTopBL" style:family="table-cell" style:data-style-name="OrgDateStyle"/>
    <style:style style:name="OrgTable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CellTopBLRDate" style:parent-style-name="OrgTableCellTopBLR" style:family="table-cell" style:data-style-name="OrgDateStyle"/>
    <style:style style:name="OrgTable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CellTopTDate" style:parent-style-name="OrgTableCellTopT" style:family="table-cell" style:data-style-name="OrgDateStyle"/>
    <style:style style:name="OrgTable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CellTopTRDate" style:parent-style-name="OrgTableCellTopTR" style:family="table-cell" style:data-style-name="OrgDateStyle"/>
    <style:style style:name="OrgTable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CellTopTLDate" style:parent-style-name="OrgTableCellTopTL" style:family="table-cell" style:data-style-name="OrgDateStyle"/>
    <style:style style:name="OrgTable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CellTopTLRDate" style:parent-style-name="OrgTableCellTopTLR" style:family="table-cell" style:data-style-name="OrgDateStyle"/>
    <style:style style:name="OrgTable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CellTopTBDate" style:parent-style-name="OrgTableCellTopTB" style:family="table-cell" style:data-style-name="OrgDateStyle"/>
    <style:style style:name="OrgTable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CellTopTBRDate" style:parent-style-name="OrgTableCellTopTBR" style:family="table-cell" style:data-style-name="OrgDateStyle"/>
    <style:style style:name="OrgTable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CellTopTBLDate" style:parent-style-name="OrgTableCellTopTBL" style:family="table-cell" style:data-style-name="OrgDateStyle"/>
    <style:style style:name="OrgTable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CellTopTBLRDate" style:parent-style-name="OrgTableCellTopTBLR" style:family="table-cell" style:data-style-name="OrgDateStyle"/>
    <style:style style:name="OrgTableCellMiddle" style:family="table-cell">
      <style:table-cell-properties fo:padding="0.159cm" fo:border-top="none" fo:border-bottom="none" fo:border-left="none" fo:border-right="none" style:vertical-align="middle"/>
    </style:style>
    <style:style style:name="OrgTableCellMiddleDate" style:parent-style-name="OrgTableCellMiddle" style:family="table-cell" style:data-style-name="OrgDateStyle"/>
    <style:style style:name="OrgTable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CellMiddleRDate" style:parent-style-name="OrgTableCellMiddleR" style:family="table-cell" style:data-style-name="OrgDateStyle"/>
    <style:style style:name="OrgTable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CellMiddleLDate" style:parent-style-name="OrgTableCellMiddleL" style:family="table-cell" style:data-style-name="OrgDateStyle"/>
    <style:style style:name="OrgTable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CellMiddleLRDate" style:parent-style-name="OrgTableCellMiddleLR" style:family="table-cell" style:data-style-name="OrgDateStyle"/>
    <style:style style:name="OrgTable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CellMiddleBDate" style:parent-style-name="OrgTableCellMiddleB" style:family="table-cell" style:data-style-name="OrgDateStyle"/>
    <style:style style:name="OrgTable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CellMiddleBRDate" style:parent-style-name="OrgTableCellMiddleBR" style:family="table-cell" style:data-style-name="OrgDateStyle"/>
    <style:style style:name="OrgTable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CellMiddleBLDate" style:parent-style-name="OrgTableCellMiddleBL" style:family="table-cell" style:data-style-name="OrgDateStyle"/>
    <style:style style:name="OrgTable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CellMiddleBLRDate" style:parent-style-name="OrgTableCellMiddleBLR" style:family="table-cell" style:data-style-name="OrgDateStyle"/>
    <style:style style:name="OrgTable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CellMiddleTDate" style:parent-style-name="OrgTableCellMiddleT" style:family="table-cell" style:data-style-name="OrgDateStyle"/>
    <style:style style:name="OrgTable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CellMiddleTRDate" style:parent-style-name="OrgTableCellMiddleTR" style:family="table-cell" style:data-style-name="OrgDateStyle"/>
    <style:style style:name="OrgTable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CellMiddleTLDate" style:parent-style-name="OrgTableCellMiddleTL" style:family="table-cell" style:data-style-name="OrgDateStyle"/>
    <style:style style:name="OrgTable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CellMiddleTLRDate" style:parent-style-name="OrgTableCellMiddleTLR" style:family="table-cell" style:data-style-name="OrgDateStyle"/>
    <style:style style:name="OrgTable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CellMiddleTBDate" style:parent-style-name="OrgTableCellMiddleTB" style:family="table-cell" style:data-style-name="OrgDateStyle"/>
    <style:style style:name="OrgTable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CellMiddleTBRDate" style:parent-style-name="OrgTableCellMiddleTBR" style:family="table-cell" style:data-style-name="OrgDateStyle"/>
    <style:style style:name="OrgTable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CellMiddleTBLDate" style:parent-style-name="OrgTableCellMiddleTBL" style:family="table-cell" style:data-style-name="OrgDateStyle"/>
    <style:style style:name="OrgTable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CellMiddleTBLRDate" style:parent-style-name="OrgTableCellMiddleTBLR" style:family="table-cell" style:data-style-name="OrgDateStyle"/>
    <style:style style:name="OrgTableCellBottom" style:family="table-cell">
      <style:table-cell-properties fo:padding="0.159cm" fo:border-top="none" fo:border-bottom="none" fo:border-left="none" fo:border-right="none" style:vertical-align="bottom"/>
    </style:style>
    <style:style style:name="OrgTableCellBottomDate" style:parent-style-name="OrgTableCellBottom" style:family="table-cell" style:data-style-name="OrgDateStyle"/>
    <style:style style:name="OrgTable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CellBottomRDate" style:parent-style-name="OrgTableCellBottomR" style:family="table-cell" style:data-style-name="OrgDateStyle"/>
    <style:style style:name="OrgTable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CellBottomLDate" style:parent-style-name="OrgTableCellBottomL" style:family="table-cell" style:data-style-name="OrgDateStyle"/>
    <style:style style:name="OrgTable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CellBottomLRDate" style:parent-style-name="OrgTableCellBottomLR" style:family="table-cell" style:data-style-name="OrgDateStyle"/>
    <style:style style:name="OrgTable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CellBottomBDate" style:parent-style-name="OrgTableCellBottomB" style:family="table-cell" style:data-style-name="OrgDateStyle"/>
    <style:style style:name="OrgTable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CellBottomBRDate" style:parent-style-name="OrgTableCellBottomBR" style:family="table-cell" style:data-style-name="OrgDateStyle"/>
    <style:style style:name="OrgTable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CellBottomBLDate" style:parent-style-name="OrgTableCellBottomBL" style:family="table-cell" style:data-style-name="OrgDateStyle"/>
    <style:style style:name="OrgTable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CellBottomBLRDate" style:parent-style-name="OrgTableCellBottomBLR" style:family="table-cell" style:data-style-name="OrgDateStyle"/>
    <style:style style:name="OrgTable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CellBottomTDate" style:parent-style-name="OrgTableCellBottomT" style:family="table-cell" style:data-style-name="OrgDateStyle"/>
    <style:style style:name="OrgTable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CellBottomTRDate" style:parent-style-name="OrgTableCellBottomTR" style:family="table-cell" style:data-style-name="OrgDateStyle"/>
    <style:style style:name="OrgTable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CellBottomTLDate" style:parent-style-name="OrgTableCellBottomTL" style:family="table-cell" style:data-style-name="OrgDateStyle"/>
    <style:style style:name="OrgTable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CellBottomTLRDate" style:parent-style-name="OrgTableCellBottomTLR" style:family="table-cell" style:data-style-name="OrgDateStyle"/>
    <style:style style:name="OrgTable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CellBottomTBDate" style:parent-style-name="OrgTableCellBottomTB" style:family="table-cell" style:data-style-name="OrgDateStyle"/>
    <style:style style:name="OrgTable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CellBottomTBRDate" style:parent-style-name="OrgTableCellBottomTBR" style:family="table-cell" style:data-style-name="OrgDateStyle"/>
    <style:style style:name="OrgTable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CellBottomTBLDate" style:parent-style-name="OrgTableCellBottomTBL" style:family="table-cell" style:data-style-name="OrgDateStyle"/>
    <style:style style:name="OrgTable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CellBottomTBLRDate" style:parent-style-name="OrgTableCellBottomTBLR" style:family="table-cell" style:data-style-name="OrgDateStyle"/>
    <!-- END: table-cell styles OrgTableCell -->
    <!-- BEGIN: table-cell styles OrgTableFirstColumnCell -->
    <style:style style:name="OrgTableFirstColumnCell" style:family="table-cell">
      <style:table-cell-properties fo:padding="0.159cm" fo:border-top="none" fo:border-bottom="none" fo:border-left="none" fo:border-right="none"/>
    </style:style>
    <style:style style:name="OrgTableFirstColumnCellDate" style:parent-style-name="OrgTableFirstColumnCell" style:family="table-cell" style:data-style-name="OrgDateStyle"/>
    <style:style style:name="OrgTableFirstColumnCellR" style:family="table-cell">
      <style:table-cell-properties fo:padding="0.159cm" fo:border-top="none" fo:border-bottom="none" fo:border-left="none" fo:border-right="0.002cm solid #000000"/>
    </style:style>
    <style:style style:name="OrgTableFirstColumnCellRDate" style:parent-style-name="OrgTableFirstColumnCellR" style:family="table-cell" style:data-style-name="OrgDateStyle"/>
    <style:style style:name="OrgTableFirstColumnCellL" style:family="table-cell">
      <style:table-cell-properties fo:padding="0.159cm" fo:border-top="none" fo:border-bottom="none" fo:border-left="0.002cm solid #000000" fo:border-right="none"/>
    </style:style>
    <style:style style:name="OrgTableFirstColumnCellLDate" style:parent-style-name="OrgTableFirstColumnCellL" style:family="table-cell" style:data-style-name="OrgDateStyle"/>
    <style:style style:name="OrgTableFir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FirstColumnCellLRDate" style:parent-style-name="OrgTableFirstColumnCellLR" style:family="table-cell" style:data-style-name="OrgDateStyle"/>
    <style:style style:name="OrgTableFirstColumnCellB" style:family="table-cell">
      <style:table-cell-properties fo:padding="0.159cm" fo:border-top="none" fo:border-bottom="0.002cm solid #000000" fo:border-left="none" fo:border-right="none"/>
    </style:style>
    <style:style style:name="OrgTableFirstColumnCellBDate" style:parent-style-name="OrgTableFirstColumnCellB" style:family="table-cell" style:data-style-name="OrgDateStyle"/>
    <style:style style:name="OrgTableFir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FirstColumnCellBRDate" style:parent-style-name="OrgTableFirstColumnCellBR" style:family="table-cell" style:data-style-name="OrgDateStyle"/>
    <style:style style:name="OrgTableFir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FirstColumnCellBLDate" style:parent-style-name="OrgTableFirstColumnCellBL" style:family="table-cell" style:data-style-name="OrgDateStyle"/>
    <style:style style:name="OrgTableFir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ColumnCellBLRDate" style:parent-style-name="OrgTableFirstColumnCellBLR" style:family="table-cell" style:data-style-name="OrgDateStyle"/>
    <style:style style:name="OrgTableFirstColumnCellT" style:family="table-cell">
      <style:table-cell-properties fo:padding="0.159cm" fo:border-top="0.002cm solid #000000" fo:border-bottom="none" fo:border-left="none" fo:border-right="none"/>
    </style:style>
    <style:style style:name="OrgTableFirstColumnCellTDate" style:parent-style-name="OrgTableFirstColumnCellT" style:family="table-cell" style:data-style-name="OrgDateStyle"/>
    <style:style style:name="OrgTableFir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FirstColumnCellTRDate" style:parent-style-name="OrgTableFirstColumnCellTR" style:family="table-cell" style:data-style-name="OrgDateStyle"/>
    <style:style style:name="OrgTableFir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FirstColumnCellTLDate" style:parent-style-name="OrgTableFirstColumnCellTL" style:family="table-cell" style:data-style-name="OrgDateStyle"/>
    <style:style style:name="OrgTableFir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ColumnCellTLRDate" style:parent-style-name="OrgTableFirstColumnCellTLR" style:family="table-cell" style:data-style-name="OrgDateStyle"/>
    <style:style style:name="OrgTableFir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FirstColumnCellTBDate" style:parent-style-name="OrgTableFirstColumnCellTB" style:family="table-cell" style:data-style-name="OrgDateStyle"/>
    <style:style style:name="OrgTableFir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ColumnCellTBRDate" style:parent-style-name="OrgTableFirstColumnCellTBR" style:family="table-cell" style:data-style-name="OrgDateStyle"/>
    <style:style style:name="OrgTableFir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ColumnCellTBLDate" style:parent-style-name="OrgTableFirstColumnCellTBL" style:family="table-cell" style:data-style-name="OrgDateStyle"/>
    <style:style style:name="OrgTableFir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ColumnCellTBLRDate" style:parent-style-name="OrgTableFirstColumnCellTBLR" style:family="table-cell" style:data-style-name="OrgDateStyle"/>
    <style:style style:name="OrgTableFirstColumnCellTop" style:family="table-cell">
      <style:table-cell-properties fo:padding="0.159cm" fo:border-top="none" fo:border-bottom="none" fo:border-left="none" fo:border-right="none" style:vertical-align="top"/>
    </style:style>
    <style:style style:name="OrgTableFirstColumnCellTopDate" style:parent-style-name="OrgTableFirstColumnCellTop" style:family="table-cell" style:data-style-name="OrgDateStyle"/>
    <style:style style:name="OrgTableFir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ColumnCellTopRDate" style:parent-style-name="OrgTableFirstColumnCellTopR" style:family="table-cell" style:data-style-name="OrgDateStyle"/>
    <style:style style:name="OrgTableFir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ColumnCellTopLDate" style:parent-style-name="OrgTableFirstColumnCellTopL" style:family="table-cell" style:data-style-name="OrgDateStyle"/>
    <style:style style:name="OrgTableFir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ColumnCellTopLRDate" style:parent-style-name="OrgTableFirstColumnCellTopLR" style:family="table-cell" style:data-style-name="OrgDateStyle"/>
    <style:style style:name="OrgTableFir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ColumnCellTopBDate" style:parent-style-name="OrgTableFirstColumnCellTopB" style:family="table-cell" style:data-style-name="OrgDateStyle"/>
    <style:style style:name="OrgTableFir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ColumnCellTopBRDate" style:parent-style-name="OrgTableFirstColumnCellTopBR" style:family="table-cell" style:data-style-name="OrgDateStyle"/>
    <style:style style:name="OrgTableFir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ColumnCellTopBLDate" style:parent-style-name="OrgTableFirstColumnCellTopBL" style:family="table-cell" style:data-style-name="OrgDateStyle"/>
    <style:style style:name="OrgTableFir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ColumnCellTopBLRDate" style:parent-style-name="OrgTableFirstColumnCellTopBLR" style:family="table-cell" style:data-style-name="OrgDateStyle"/>
    <style:style style:name="OrgTableFir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ColumnCellTopTDate" style:parent-style-name="OrgTableFirstColumnCellTopT" style:family="table-cell" style:data-style-name="OrgDateStyle"/>
    <style:style style:name="OrgTableFir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ColumnCellTopTRDate" style:parent-style-name="OrgTableFirstColumnCellTopTR" style:family="table-cell" style:data-style-name="OrgDateStyle"/>
    <style:style style:name="OrgTableFir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ColumnCellTopTLDate" style:parent-style-name="OrgTableFirstColumnCellTopTL" style:family="table-cell" style:data-style-name="OrgDateStyle"/>
    <style:style style:name="OrgTableFir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ColumnCellTopTLRDate" style:parent-style-name="OrgTableFirstColumnCellTopTLR" style:family="table-cell" style:data-style-name="OrgDateStyle"/>
    <style:style style:name="OrgTableFir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ColumnCellTopTBDate" style:parent-style-name="OrgTableFirstColumnCellTopTB" style:family="table-cell" style:data-style-name="OrgDateStyle"/>
    <style:style style:name="OrgTableFir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ColumnCellTopTBRDate" style:parent-style-name="OrgTableFirstColumnCellTopTBR" style:family="table-cell" style:data-style-name="OrgDateStyle"/>
    <style:style style:name="OrgTableFir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ColumnCellTopTBLDate" style:parent-style-name="OrgTableFirstColumnCellTopTBL" style:family="table-cell" style:data-style-name="OrgDateStyle"/>
    <style:style style:name="OrgTableFir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ColumnCellTopTBLRDate" style:parent-style-name="OrgTableFirstColumnCellTopTBLR" style:family="table-cell" style:data-style-name="OrgDateStyle"/>
    <style:style style:name="OrgTableFir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FirstColumnCellMiddleDate" style:parent-style-name="OrgTableFirstColumnCellMiddle" style:family="table-cell" style:data-style-name="OrgDateStyle"/>
    <style:style style:name="OrgTableFir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ColumnCellMiddleRDate" style:parent-style-name="OrgTableFirstColumnCellMiddleR" style:family="table-cell" style:data-style-name="OrgDateStyle"/>
    <style:style style:name="OrgTableFir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ColumnCellMiddleLDate" style:parent-style-name="OrgTableFirstColumnCellMiddleL" style:family="table-cell" style:data-style-name="OrgDateStyle"/>
    <style:style style:name="OrgTableFir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ColumnCellMiddleLRDate" style:parent-style-name="OrgTableFirstColumnCellMiddleLR" style:family="table-cell" style:data-style-name="OrgDateStyle"/>
    <style:style style:name="OrgTableFir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ColumnCellMiddleBDate" style:parent-style-name="OrgTableFirstColumnCellMiddleB" style:family="table-cell" style:data-style-name="OrgDateStyle"/>
    <style:style style:name="OrgTableFir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ColumnCellMiddleBRDate" style:parent-style-name="OrgTableFirstColumnCellMiddleBR" style:family="table-cell" style:data-style-name="OrgDateStyle"/>
    <style:style style:name="OrgTableFir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ColumnCellMiddleBLDate" style:parent-style-name="OrgTableFirstColumnCellMiddleBL" style:family="table-cell" style:data-style-name="OrgDateStyle"/>
    <style:style style:name="OrgTableFir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ColumnCellMiddleBLRDate" style:parent-style-name="OrgTableFirstColumnCellMiddleBLR" style:family="table-cell" style:data-style-name="OrgDateStyle"/>
    <style:style style:name="OrgTableFir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ColumnCellMiddleTDate" style:parent-style-name="OrgTableFirstColumnCellMiddleT" style:family="table-cell" style:data-style-name="OrgDateStyle"/>
    <style:style style:name="OrgTableFir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ColumnCellMiddleTRDate" style:parent-style-name="OrgTableFirstColumnCellMiddleTR" style:family="table-cell" style:data-style-name="OrgDateStyle"/>
    <style:style style:name="OrgTableFir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ColumnCellMiddleTLDate" style:parent-style-name="OrgTableFirstColumnCellMiddleTL" style:family="table-cell" style:data-style-name="OrgDateStyle"/>
    <style:style style:name="OrgTableFir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ColumnCellMiddleTLRDate" style:parent-style-name="OrgTableFirstColumnCellMiddleTLR" style:family="table-cell" style:data-style-name="OrgDateStyle"/>
    <style:style style:name="OrgTableFir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ColumnCellMiddleTBDate" style:parent-style-name="OrgTableFirstColumnCellMiddleTB" style:family="table-cell" style:data-style-name="OrgDateStyle"/>
    <style:style style:name="OrgTableFir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ColumnCellMiddleTBRDate" style:parent-style-name="OrgTableFirstColumnCellMiddleTBR" style:family="table-cell" style:data-style-name="OrgDateStyle"/>
    <style:style style:name="OrgTableFir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ColumnCellMiddleTBLDate" style:parent-style-name="OrgTableFirstColumnCellMiddleTBL" style:family="table-cell" style:data-style-name="OrgDateStyle"/>
    <style:style style:name="OrgTableFir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ColumnCellMiddleTBLRDate" style:parent-style-name="OrgTableFirstColumnCellMiddleTBLR" style:family="table-cell" style:data-style-name="OrgDateStyle"/>
    <style:style style:name="OrgTableFir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FirstColumnCellBottomDate" style:parent-style-name="OrgTableFirstColumnCellBottom" style:family="table-cell" style:data-style-name="OrgDateStyle"/>
    <style:style style:name="OrgTableFir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ColumnCellBottomRDate" style:parent-style-name="OrgTableFirstColumnCellBottomR" style:family="table-cell" style:data-style-name="OrgDateStyle"/>
    <style:style style:name="OrgTableFir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ColumnCellBottomLDate" style:parent-style-name="OrgTableFirstColumnCellBottomL" style:family="table-cell" style:data-style-name="OrgDateStyle"/>
    <style:style style:name="OrgTableFir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ColumnCellBottomLRDate" style:parent-style-name="OrgTableFirstColumnCellBottomLR" style:family="table-cell" style:data-style-name="OrgDateStyle"/>
    <style:style style:name="OrgTableFir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ColumnCellBottomBDate" style:parent-style-name="OrgTableFirstColumnCellBottomB" style:family="table-cell" style:data-style-name="OrgDateStyle"/>
    <style:style style:name="OrgTableFir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ColumnCellBottomBRDate" style:parent-style-name="OrgTableFirstColumnCellBottomBR" style:family="table-cell" style:data-style-name="OrgDateStyle"/>
    <style:style style:name="OrgTableFir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ColumnCellBottomBLDate" style:parent-style-name="OrgTableFirstColumnCellBottomBL" style:family="table-cell" style:data-style-name="OrgDateStyle"/>
    <style:style style:name="OrgTableFir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ColumnCellBottomBLRDate" style:parent-style-name="OrgTableFirstColumnCellBottomBLR" style:family="table-cell" style:data-style-name="OrgDateStyle"/>
    <style:style style:name="OrgTableFir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ColumnCellBottomTDate" style:parent-style-name="OrgTableFirstColumnCellBottomT" style:family="table-cell" style:data-style-name="OrgDateStyle"/>
    <style:style style:name="OrgTableFir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ColumnCellBottomTRDate" style:parent-style-name="OrgTableFirstColumnCellBottomTR" style:family="table-cell" style:data-style-name="OrgDateStyle"/>
    <style:style style:name="OrgTableFir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ColumnCellBottomTLDate" style:parent-style-name="OrgTableFirstColumnCellBottomTL" style:family="table-cell" style:data-style-name="OrgDateStyle"/>
    <style:style style:name="OrgTableFir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ColumnCellBottomTLRDate" style:parent-style-name="OrgTableFirstColumnCellBottomTLR" style:family="table-cell" style:data-style-name="OrgDateStyle"/>
    <style:style style:name="OrgTableFir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ColumnCellBottomTBDate" style:parent-style-name="OrgTableFirstColumnCellBottomTB" style:family="table-cell" style:data-style-name="OrgDateStyle"/>
    <style:style style:name="OrgTableFir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ColumnCellBottomTBRDate" style:parent-style-name="OrgTableFirstColumnCellBottomTBR" style:family="table-cell" style:data-style-name="OrgDateStyle"/>
    <style:style style:name="OrgTableFir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ColumnCellBottomTBLDate" style:parent-style-name="OrgTableFirstColumnCellBottomTBL" style:family="table-cell" style:data-style-name="OrgDateStyle"/>
    <style:style style:name="OrgTableFir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FirstColumnCellBottomTBLRDate" style:parent-style-name="OrgTableFirstColumnCellBottomTBLR" style:family="table-cell" style:data-style-name="OrgDateStyle"/>
    <!-- END: table-cell styles OrgTableFirstColumnCell -->
    <!-- BEGIN: table-cell styles OrgTableLastColumnCell -->
    <style:style style:name="OrgTableLastColumnCell" style:family="table-cell">
      <style:table-cell-properties fo:padding="0.159cm" fo:border-top="none" fo:border-bottom="none" fo:border-left="none" fo:border-right="none"/>
    </style:style>
    <style:style style:name="OrgTableLastColumnCellDate" style:parent-style-name="OrgTableLastColumnCell" style:family="table-cell" style:data-style-name="OrgDateStyle"/>
    <style:style style:name="OrgTableLastColumnCellR" style:family="table-cell">
      <style:table-cell-properties fo:padding="0.159cm" fo:border-top="none" fo:border-bottom="none" fo:border-left="none" fo:border-right="0.002cm solid #000000"/>
    </style:style>
    <style:style style:name="OrgTableLastColumnCellRDate" style:parent-style-name="OrgTableLastColumnCellR" style:family="table-cell" style:data-style-name="OrgDateStyle"/>
    <style:style style:name="OrgTableLastColumnCellL" style:family="table-cell">
      <style:table-cell-properties fo:padding="0.159cm" fo:border-top="none" fo:border-bottom="none" fo:border-left="0.002cm solid #000000" fo:border-right="none"/>
    </style:style>
    <style:style style:name="OrgTableLastColumnCellLDate" style:parent-style-name="OrgTableLastColumnCellL" style:family="table-cell" style:data-style-name="OrgDateStyle"/>
    <style:style style:name="OrgTableLa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LastColumnCellLRDate" style:parent-style-name="OrgTableLastColumnCellLR" style:family="table-cell" style:data-style-name="OrgDateStyle"/>
    <style:style style:name="OrgTableLastColumnCellB" style:family="table-cell">
      <style:table-cell-properties fo:padding="0.159cm" fo:border-top="none" fo:border-bottom="0.002cm solid #000000" fo:border-left="none" fo:border-right="none"/>
    </style:style>
    <style:style style:name="OrgTableLastColumnCellBDate" style:parent-style-name="OrgTableLastColumnCellB" style:family="table-cell" style:data-style-name="OrgDateStyle"/>
    <style:style style:name="OrgTableLa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LastColumnCellBRDate" style:parent-style-name="OrgTableLastColumnCellBR" style:family="table-cell" style:data-style-name="OrgDateStyle"/>
    <style:style style:name="OrgTableLa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LastColumnCellBLDate" style:parent-style-name="OrgTableLastColumnCellBL" style:family="table-cell" style:data-style-name="OrgDateStyle"/>
    <style:style style:name="OrgTableLa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ColumnCellBLRDate" style:parent-style-name="OrgTableLastColumnCellBLR" style:family="table-cell" style:data-style-name="OrgDateStyle"/>
    <style:style style:name="OrgTableLastColumnCellT" style:family="table-cell">
      <style:table-cell-properties fo:padding="0.159cm" fo:border-top="0.002cm solid #000000" fo:border-bottom="none" fo:border-left="none" fo:border-right="none"/>
    </style:style>
    <style:style style:name="OrgTableLastColumnCellTDate" style:parent-style-name="OrgTableLastColumnCellT" style:family="table-cell" style:data-style-name="OrgDateStyle"/>
    <style:style style:name="OrgTableLa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LastColumnCellTRDate" style:parent-style-name="OrgTableLastColumnCellTR" style:family="table-cell" style:data-style-name="OrgDateStyle"/>
    <style:style style:name="OrgTableLa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LastColumnCellTLDate" style:parent-style-name="OrgTableLastColumnCellTL" style:family="table-cell" style:data-style-name="OrgDateStyle"/>
    <style:style style:name="OrgTableLa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ColumnCellTLRDate" style:parent-style-name="OrgTableLastColumnCellTLR" style:family="table-cell" style:data-style-name="OrgDateStyle"/>
    <style:style style:name="OrgTableLa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LastColumnCellTBDate" style:parent-style-name="OrgTableLastColumnCellTB" style:family="table-cell" style:data-style-name="OrgDateStyle"/>
    <style:style style:name="OrgTableLa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ColumnCellTBRDate" style:parent-style-name="OrgTableLastColumnCellTBR" style:family="table-cell" style:data-style-name="OrgDateStyle"/>
    <style:style style:name="OrgTableLa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ColumnCellTBLDate" style:parent-style-name="OrgTableLastColumnCellTBL" style:family="table-cell" style:data-style-name="OrgDateStyle"/>
    <style:style style:name="OrgTableLa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ColumnCellTBLRDate" style:parent-style-name="OrgTableLastColumnCellTBLR" style:family="table-cell" style:data-style-name="OrgDateStyle"/>
    <style:style style:name="OrgTableLastColumnCellTop" style:family="table-cell">
      <style:table-cell-properties fo:padding="0.159cm" fo:border-top="none" fo:border-bottom="none" fo:border-left="none" fo:border-right="none" style:vertical-align="top"/>
    </style:style>
    <style:style style:name="OrgTableLastColumnCellTopDate" style:parent-style-name="OrgTableLastColumnCellTop" style:family="table-cell" style:data-style-name="OrgDateStyle"/>
    <style:style style:name="OrgTableLa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ColumnCellTopRDate" style:parent-style-name="OrgTableLastColumnCellTopR" style:family="table-cell" style:data-style-name="OrgDateStyle"/>
    <style:style style:name="OrgTableLa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ColumnCellTopLDate" style:parent-style-name="OrgTableLastColumnCellTopL" style:family="table-cell" style:data-style-name="OrgDateStyle"/>
    <style:style style:name="OrgTableLa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ColumnCellTopLRDate" style:parent-style-name="OrgTableLastColumnCellTopLR" style:family="table-cell" style:data-style-name="OrgDateStyle"/>
    <style:style style:name="OrgTableLa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ColumnCellTopBDate" style:parent-style-name="OrgTableLastColumnCellTopB" style:family="table-cell" style:data-style-name="OrgDateStyle"/>
    <style:style style:name="OrgTableLa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ColumnCellTopBRDate" style:parent-style-name="OrgTableLastColumnCellTopBR" style:family="table-cell" style:data-style-name="OrgDateStyle"/>
    <style:style style:name="OrgTableLa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ColumnCellTopBLDate" style:parent-style-name="OrgTableLastColumnCellTopBL" style:family="table-cell" style:data-style-name="OrgDateStyle"/>
    <style:style style:name="OrgTableLa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ColumnCellTopBLRDate" style:parent-style-name="OrgTableLastColumnCellTopBLR" style:family="table-cell" style:data-style-name="OrgDateStyle"/>
    <style:style style:name="OrgTableLa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ColumnCellTopTDate" style:parent-style-name="OrgTableLastColumnCellTopT" style:family="table-cell" style:data-style-name="OrgDateStyle"/>
    <style:style style:name="OrgTableLa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ColumnCellTopTRDate" style:parent-style-name="OrgTableLastColumnCellTopTR" style:family="table-cell" style:data-style-name="OrgDateStyle"/>
    <style:style style:name="OrgTableLa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ColumnCellTopTLDate" style:parent-style-name="OrgTableLastColumnCellTopTL" style:family="table-cell" style:data-style-name="OrgDateStyle"/>
    <style:style style:name="OrgTableLa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ColumnCellTopTLRDate" style:parent-style-name="OrgTableLastColumnCellTopTLR" style:family="table-cell" style:data-style-name="OrgDateStyle"/>
    <style:style style:name="OrgTableLa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ColumnCellTopTBDate" style:parent-style-name="OrgTableLastColumnCellTopTB" style:family="table-cell" style:data-style-name="OrgDateStyle"/>
    <style:style style:name="OrgTableLa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ColumnCellTopTBRDate" style:parent-style-name="OrgTableLastColumnCellTopTBR" style:family="table-cell" style:data-style-name="OrgDateStyle"/>
    <style:style style:name="OrgTableLa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ColumnCellTopTBLDate" style:parent-style-name="OrgTableLastColumnCellTopTBL" style:family="table-cell" style:data-style-name="OrgDateStyle"/>
    <style:style style:name="OrgTableLa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ColumnCellTopTBLRDate" style:parent-style-name="OrgTableLastColumnCellTopTBLR" style:family="table-cell" style:data-style-name="OrgDateStyle"/>
    <style:style style:name="OrgTableLa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LastColumnCellMiddleDate" style:parent-style-name="OrgTableLastColumnCellMiddle" style:family="table-cell" style:data-style-name="OrgDateStyle"/>
    <style:style style:name="OrgTableLa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ColumnCellMiddleRDate" style:parent-style-name="OrgTableLastColumnCellMiddleR" style:family="table-cell" style:data-style-name="OrgDateStyle"/>
    <style:style style:name="OrgTableLa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ColumnCellMiddleLDate" style:parent-style-name="OrgTableLastColumnCellMiddleL" style:family="table-cell" style:data-style-name="OrgDateStyle"/>
    <style:style style:name="OrgTableLa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ColumnCellMiddleLRDate" style:parent-style-name="OrgTableLastColumnCellMiddleLR" style:family="table-cell" style:data-style-name="OrgDateStyle"/>
    <style:style style:name="OrgTableLa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ColumnCellMiddleBDate" style:parent-style-name="OrgTableLastColumnCellMiddleB" style:family="table-cell" style:data-style-name="OrgDateStyle"/>
    <style:style style:name="OrgTableLa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ColumnCellMiddleBRDate" style:parent-style-name="OrgTableLastColumnCellMiddleBR" style:family="table-cell" style:data-style-name="OrgDateStyle"/>
    <style:style style:name="OrgTableLa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ColumnCellMiddleBLDate" style:parent-style-name="OrgTableLastColumnCellMiddleBL" style:family="table-cell" style:data-style-name="OrgDateStyle"/>
    <style:style style:name="OrgTableLa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ColumnCellMiddleBLRDate" style:parent-style-name="OrgTableLastColumnCellMiddleBLR" style:family="table-cell" style:data-style-name="OrgDateStyle"/>
    <style:style style:name="OrgTableLa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ColumnCellMiddleTDate" style:parent-style-name="OrgTableLastColumnCellMiddleT" style:family="table-cell" style:data-style-name="OrgDateStyle"/>
    <style:style style:name="OrgTableLa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ColumnCellMiddleTRDate" style:parent-style-name="OrgTableLastColumnCellMiddleTR" style:family="table-cell" style:data-style-name="OrgDateStyle"/>
    <style:style style:name="OrgTableLa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ColumnCellMiddleTLDate" style:parent-style-name="OrgTableLastColumnCellMiddleTL" style:family="table-cell" style:data-style-name="OrgDateStyle"/>
    <style:style style:name="OrgTableLa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ColumnCellMiddleTLRDate" style:parent-style-name="OrgTableLastColumnCellMiddleTLR" style:family="table-cell" style:data-style-name="OrgDateStyle"/>
    <style:style style:name="OrgTableLa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ColumnCellMiddleTBDate" style:parent-style-name="OrgTableLastColumnCellMiddleTB" style:family="table-cell" style:data-style-name="OrgDateStyle"/>
    <style:style style:name="OrgTableLa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ColumnCellMiddleTBRDate" style:parent-style-name="OrgTableLastColumnCellMiddleTBR" style:family="table-cell" style:data-style-name="OrgDateStyle"/>
    <style:style style:name="OrgTableLa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ColumnCellMiddleTBLDate" style:parent-style-name="OrgTableLastColumnCellMiddleTBL" style:family="table-cell" style:data-style-name="OrgDateStyle"/>
    <style:style style:name="OrgTableLa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ColumnCellMiddleTBLRDate" style:parent-style-name="OrgTableLastColumnCellMiddleTBLR" style:family="table-cell" style:data-style-name="OrgDateStyle"/>
    <style:style style:name="OrgTableLa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LastColumnCellBottomDate" style:parent-style-name="OrgTableLastColumnCellBottom" style:family="table-cell" style:data-style-name="OrgDateStyle"/>
    <style:style style:name="OrgTableLa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ColumnCellBottomRDate" style:parent-style-name="OrgTableLastColumnCellBottomR" style:family="table-cell" style:data-style-name="OrgDateStyle"/>
    <style:style style:name="OrgTableLa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ColumnCellBottomLDate" style:parent-style-name="OrgTableLastColumnCellBottomL" style:family="table-cell" style:data-style-name="OrgDateStyle"/>
    <style:style style:name="OrgTableLa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ColumnCellBottomLRDate" style:parent-style-name="OrgTableLastColumnCellBottomLR" style:family="table-cell" style:data-style-name="OrgDateStyle"/>
    <style:style style:name="OrgTableLa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ColumnCellBottomBDate" style:parent-style-name="OrgTableLastColumnCellBottomB" style:family="table-cell" style:data-style-name="OrgDateStyle"/>
    <style:style style:name="OrgTableLa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ColumnCellBottomBRDate" style:parent-style-name="OrgTableLastColumnCellBottomBR" style:family="table-cell" style:data-style-name="OrgDateStyle"/>
    <style:style style:name="OrgTableLa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ColumnCellBottomBLDate" style:parent-style-name="OrgTableLastColumnCellBottomBL" style:family="table-cell" style:data-style-name="OrgDateStyle"/>
    <style:style style:name="OrgTableLa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ColumnCellBottomBLRDate" style:parent-style-name="OrgTableLastColumnCellBottomBLR" style:family="table-cell" style:data-style-name="OrgDateStyle"/>
    <style:style style:name="OrgTableLa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ColumnCellBottomTDate" style:parent-style-name="OrgTableLastColumnCellBottomT" style:family="table-cell" style:data-style-name="OrgDateStyle"/>
    <style:style style:name="OrgTableLa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ColumnCellBottomTRDate" style:parent-style-name="OrgTableLastColumnCellBottomTR" style:family="table-cell" style:data-style-name="OrgDateStyle"/>
    <style:style style:name="OrgTableLa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ColumnCellBottomTLDate" style:parent-style-name="OrgTableLastColumnCellBottomTL" style:family="table-cell" style:data-style-name="OrgDateStyle"/>
    <style:style style:name="OrgTableLa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ColumnCellBottomTLRDate" style:parent-style-name="OrgTableLastColumnCellBottomTLR" style:family="table-cell" style:data-style-name="OrgDateStyle"/>
    <style:style style:name="OrgTableLa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ColumnCellBottomTBDate" style:parent-style-name="OrgTableLastColumnCellBottomTB" style:family="table-cell" style:data-style-name="OrgDateStyle"/>
    <style:style style:name="OrgTableLa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ColumnCellBottomTBRDate" style:parent-style-name="OrgTableLastColumnCellBottomTBR" style:family="table-cell" style:data-style-name="OrgDateStyle"/>
    <style:style style:name="OrgTableLa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ColumnCellBottomTBLDate" style:parent-style-name="OrgTableLastColumnCellBottomTBL" style:family="table-cell" style:data-style-name="OrgDateStyle"/>
    <style:style style:name="OrgTableLa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LastColumnCellBottomTBLRDate" style:parent-style-name="OrgTableLastColumnCellBottomTBLR" style:family="table-cell" style:data-style-name="OrgDateStyle"/>
    <!-- END: table-cell styles OrgTableLastColumnCell -->
    <!-- BEGIN: table-cell styles OrgTableFirstRowCell -->
    <style:style style:name="OrgTableFirstRowCell" style:family="table-cell">
      <style:table-cell-properties fo:padding="0.159cm" fo:border-top="none" fo:border-bottom="none" fo:border-left="none" fo:border-right="none"/>
    </style:style>
    <style:style style:name="OrgTableFirstRowCellDate" style:parent-style-name="OrgTableFirstRowCell" style:family="table-cell" style:data-style-name="OrgDateStyle"/>
    <style:style style:name="OrgTableFirstRowCellR" style:family="table-cell">
      <style:table-cell-properties fo:padding="0.159cm" fo:border-top="none" fo:border-bottom="none" fo:border-left="none" fo:border-right="0.002cm solid #000000"/>
    </style:style>
    <style:style style:name="OrgTableFirstRowCellRDate" style:parent-style-name="OrgTableFirstRowCellR" style:family="table-cell" style:data-style-name="OrgDateStyle"/>
    <style:style style:name="OrgTableFirstRowCellL" style:family="table-cell">
      <style:table-cell-properties fo:padding="0.159cm" fo:border-top="none" fo:border-bottom="none" fo:border-left="0.002cm solid #000000" fo:border-right="none"/>
    </style:style>
    <style:style style:name="OrgTableFirstRowCellLDate" style:parent-style-name="OrgTableFirstRowCellL" style:family="table-cell" style:data-style-name="OrgDateStyle"/>
    <style:style style:name="OrgTableFirstRowCellLR" style:family="table-cell">
      <style:table-cell-properties fo:padding="0.159cm" fo:border-top="none" fo:border-bottom="none" fo:border-left="0.002cm solid #000000" fo:border-right="0.002cm solid #000000"/>
    </style:style>
    <style:style style:name="OrgTableFirstRowCellLRDate" style:parent-style-name="OrgTableFirstRowCellLR" style:family="table-cell" style:data-style-name="OrgDateStyle"/>
    <style:style style:name="OrgTableFirstRowCellB" style:family="table-cell">
      <style:table-cell-properties fo:padding="0.159cm" fo:border-top="none" fo:border-bottom="0.002cm solid #000000" fo:border-left="none" fo:border-right="none"/>
    </style:style>
    <style:style style:name="OrgTableFirstRowCellBDate" style:parent-style-name="OrgTableFirstRowCellB" style:family="table-cell" style:data-style-name="OrgDateStyle"/>
    <style:style style:name="OrgTableFirstRowCellBR" style:family="table-cell">
      <style:table-cell-properties fo:padding="0.159cm" fo:border-top="none" fo:border-bottom="0.002cm solid #000000" fo:border-left="none" fo:border-right="0.002cm solid #000000"/>
    </style:style>
    <style:style style:name="OrgTableFirstRowCellBRDate" style:parent-style-name="OrgTableFirstRowCellBR" style:family="table-cell" style:data-style-name="OrgDateStyle"/>
    <style:style style:name="OrgTableFirstRowCellBL" style:family="table-cell">
      <style:table-cell-properties fo:padding="0.159cm" fo:border-top="none" fo:border-bottom="0.002cm solid #000000" fo:border-left="0.002cm solid #000000" fo:border-right="none"/>
    </style:style>
    <style:style style:name="OrgTableFirstRowCellBLDate" style:parent-style-name="OrgTableFirstRowCellBL" style:family="table-cell" style:data-style-name="OrgDateStyle"/>
    <style:style style:name="OrgTableFir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RowCellBLRDate" style:parent-style-name="OrgTableFirstRowCellBLR" style:family="table-cell" style:data-style-name="OrgDateStyle"/>
    <style:style style:name="OrgTableFirstRowCellT" style:family="table-cell">
      <style:table-cell-properties fo:padding="0.159cm" fo:border-top="0.002cm solid #000000" fo:border-bottom="none" fo:border-left="none" fo:border-right="none"/>
    </style:style>
    <style:style style:name="OrgTableFirstRowCellTDate" style:parent-style-name="OrgTableFirstRowCellT" style:family="table-cell" style:data-style-name="OrgDateStyle"/>
    <style:style style:name="OrgTableFirstRowCellTR" style:family="table-cell">
      <style:table-cell-properties fo:padding="0.159cm" fo:border-top="0.002cm solid #000000" fo:border-bottom="none" fo:border-left="none" fo:border-right="0.002cm solid #000000"/>
    </style:style>
    <style:style style:name="OrgTableFirstRowCellTRDate" style:parent-style-name="OrgTableFirstRowCellTR" style:family="table-cell" style:data-style-name="OrgDateStyle"/>
    <style:style style:name="OrgTableFirstRowCellTL" style:family="table-cell">
      <style:table-cell-properties fo:padding="0.159cm" fo:border-top="0.002cm solid #000000" fo:border-bottom="none" fo:border-left="0.002cm solid #000000" fo:border-right="none"/>
    </style:style>
    <style:style style:name="OrgTableFirstRowCellTLDate" style:parent-style-name="OrgTableFirstRowCellTL" style:family="table-cell" style:data-style-name="OrgDateStyle"/>
    <style:style style:name="OrgTableFir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RowCellTLRDate" style:parent-style-name="OrgTableFirstRowCellTLR" style:family="table-cell" style:data-style-name="OrgDateStyle"/>
    <style:style style:name="OrgTableFirstRowCellTB" style:family="table-cell">
      <style:table-cell-properties fo:padding="0.159cm" fo:border-top="0.002cm solid #000000" fo:border-bottom="0.002cm solid #000000" fo:border-left="none" fo:border-right="none"/>
    </style:style>
    <style:style style:name="OrgTableFirstRowCellTBDate" style:parent-style-name="OrgTableFirstRowCellTB" style:family="table-cell" style:data-style-name="OrgDateStyle"/>
    <style:style style:name="OrgTableFir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RowCellTBRDate" style:parent-style-name="OrgTableFirstRowCellTBR" style:family="table-cell" style:data-style-name="OrgDateStyle"/>
    <style:style style:name="OrgTableFir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RowCellTBLDate" style:parent-style-name="OrgTableFirstRowCellTBL" style:family="table-cell" style:data-style-name="OrgDateStyle"/>
    <style:style style:name="OrgTableFir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RowCellTBLRDate" style:parent-style-name="OrgTableFirstRowCellTBLR" style:family="table-cell" style:data-style-name="OrgDateStyle"/>
    <style:style style:name="OrgTableFirstRowCellTop" style:family="table-cell">
      <style:table-cell-properties fo:padding="0.159cm" fo:border-top="none" fo:border-bottom="none" fo:border-left="none" fo:border-right="none" style:vertical-align="top"/>
    </style:style>
    <style:style style:name="OrgTableFirstRowCellTopDate" style:parent-style-name="OrgTableFirstRowCellTop" style:family="table-cell" style:data-style-name="OrgDateStyle"/>
    <style:style style:name="OrgTableFir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RowCellTopRDate" style:parent-style-name="OrgTableFirstRowCellTopR" style:family="table-cell" style:data-style-name="OrgDateStyle"/>
    <style:style style:name="OrgTableFir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RowCellTopLDate" style:parent-style-name="OrgTableFirstRowCellTopL" style:family="table-cell" style:data-style-name="OrgDateStyle"/>
    <style:style style:name="OrgTableFir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RowCellTopLRDate" style:parent-style-name="OrgTableFirstRowCellTopLR" style:family="table-cell" style:data-style-name="OrgDateStyle"/>
    <style:style style:name="OrgTableFir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RowCellTopBDate" style:parent-style-name="OrgTableFirstRowCellTopB" style:family="table-cell" style:data-style-name="OrgDateStyle"/>
    <style:style style:name="OrgTableFir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RowCellTopBRDate" style:parent-style-name="OrgTableFirstRowCellTopBR" style:family="table-cell" style:data-style-name="OrgDateStyle"/>
    <style:style style:name="OrgTableFir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RowCellTopBLDate" style:parent-style-name="OrgTableFirstRowCellTopBL" style:family="table-cell" style:data-style-name="OrgDateStyle"/>
    <style:style style:name="OrgTableFir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RowCellTopBLRDate" style:parent-style-name="OrgTableFirstRowCellTopBLR" style:family="table-cell" style:data-style-name="OrgDateStyle"/>
    <style:style style:name="OrgTableFir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RowCellTopTDate" style:parent-style-name="OrgTableFirstRowCellTopT" style:family="table-cell" style:data-style-name="OrgDateStyle"/>
    <style:style style:name="OrgTableFir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RowCellTopTRDate" style:parent-style-name="OrgTableFirstRowCellTopTR" style:family="table-cell" style:data-style-name="OrgDateStyle"/>
    <style:style style:name="OrgTableFir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RowCellTopTLDate" style:parent-style-name="OrgTableFirstRowCellTopTL" style:family="table-cell" style:data-style-name="OrgDateStyle"/>
    <style:style style:name="OrgTableFir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RowCellTopTLRDate" style:parent-style-name="OrgTableFirstRowCellTopTLR" style:family="table-cell" style:data-style-name="OrgDateStyle"/>
    <style:style style:name="OrgTableFir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RowCellTopTBDate" style:parent-style-name="OrgTableFirstRowCellTopTB" style:family="table-cell" style:data-style-name="OrgDateStyle"/>
    <style:style style:name="OrgTableFir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RowCellTopTBRDate" style:parent-style-name="OrgTableFirstRowCellTopTBR" style:family="table-cell" style:data-style-name="OrgDateStyle"/>
    <style:style style:name="OrgTableFir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RowCellTopTBLDate" style:parent-style-name="OrgTableFirstRowCellTopTBL" style:family="table-cell" style:data-style-name="OrgDateStyle"/>
    <style:style style:name="OrgTableFir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RowCellTopTBLRDate" style:parent-style-name="OrgTableFirstRowCellTopTBLR" style:family="table-cell" style:data-style-name="OrgDateStyle"/>
    <style:style style:name="OrgTableFirstRowCellMiddle" style:family="table-cell">
      <style:table-cell-properties fo:padding="0.159cm" fo:border-top="none" fo:border-bottom="none" fo:border-left="none" fo:border-right="none" style:vertical-align="middle"/>
    </style:style>
    <style:style style:name="OrgTableFirstRowCellMiddleDate" style:parent-style-name="OrgTableFirstRowCellMiddle" style:family="table-cell" style:data-style-name="OrgDateStyle"/>
    <style:style style:name="OrgTableFir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RowCellMiddleRDate" style:parent-style-name="OrgTableFirstRowCellMiddleR" style:family="table-cell" style:data-style-name="OrgDateStyle"/>
    <style:style style:name="OrgTableFir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RowCellMiddleLDate" style:parent-style-name="OrgTableFirstRowCellMiddleL" style:family="table-cell" style:data-style-name="OrgDateStyle"/>
    <style:style style:name="OrgTableFir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RowCellMiddleLRDate" style:parent-style-name="OrgTableFirstRowCellMiddleLR" style:family="table-cell" style:data-style-name="OrgDateStyle"/>
    <style:style style:name="OrgTableFir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RowCellMiddleBDate" style:parent-style-name="OrgTableFirstRowCellMiddleB" style:family="table-cell" style:data-style-name="OrgDateStyle"/>
    <style:style style:name="OrgTableFir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RowCellMiddleBRDate" style:parent-style-name="OrgTableFirstRowCellMiddleBR" style:family="table-cell" style:data-style-name="OrgDateStyle"/>
    <style:style style:name="OrgTableFir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RowCellMiddleBLDate" style:parent-style-name="OrgTableFirstRowCellMiddleBL" style:family="table-cell" style:data-style-name="OrgDateStyle"/>
    <style:style style:name="OrgTableFir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RowCellMiddleBLRDate" style:parent-style-name="OrgTableFirstRowCellMiddleBLR" style:family="table-cell" style:data-style-name="OrgDateStyle"/>
    <style:style style:name="OrgTableFir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RowCellMiddleTDate" style:parent-style-name="OrgTableFirstRowCellMiddleT" style:family="table-cell" style:data-style-name="OrgDateStyle"/>
    <style:style style:name="OrgTableFir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RowCellMiddleTRDate" style:parent-style-name="OrgTableFirstRowCellMiddleTR" style:family="table-cell" style:data-style-name="OrgDateStyle"/>
    <style:style style:name="OrgTableFir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RowCellMiddleTLDate" style:parent-style-name="OrgTableFirstRowCellMiddleTL" style:family="table-cell" style:data-style-name="OrgDateStyle"/>
    <style:style style:name="OrgTableFir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RowCellMiddleTLRDate" style:parent-style-name="OrgTableFirstRowCellMiddleTLR" style:family="table-cell" style:data-style-name="OrgDateStyle"/>
    <style:style style:name="OrgTableFir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RowCellMiddleTBDate" style:parent-style-name="OrgTableFirstRowCellMiddleTB" style:family="table-cell" style:data-style-name="OrgDateStyle"/>
    <style:style style:name="OrgTableFir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RowCellMiddleTBRDate" style:parent-style-name="OrgTableFirstRowCellMiddleTBR" style:family="table-cell" style:data-style-name="OrgDateStyle"/>
    <style:style style:name="OrgTableFir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RowCellMiddleTBLDate" style:parent-style-name="OrgTableFirstRowCellMiddleTBL" style:family="table-cell" style:data-style-name="OrgDateStyle"/>
    <style:style style:name="OrgTableFir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RowCellMiddleTBLRDate" style:parent-style-name="OrgTableFirstRowCellMiddleTBLR" style:family="table-cell" style:data-style-name="OrgDateStyle"/>
    <style:style style:name="OrgTableFirstRowCellBottom" style:family="table-cell">
      <style:table-cell-properties fo:padding="0.159cm" fo:border-top="none" fo:border-bottom="none" fo:border-left="none" fo:border-right="none" style:vertical-align="bottom"/>
    </style:style>
    <style:style style:name="OrgTableFirstRowCellBottomDate" style:parent-style-name="OrgTableFirstRowCellBottom" style:family="table-cell" style:data-style-name="OrgDateStyle"/>
    <style:style style:name="OrgTableFir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RowCellBottomRDate" style:parent-style-name="OrgTableFirstRowCellBottomR" style:family="table-cell" style:data-style-name="OrgDateStyle"/>
    <style:style style:name="OrgTableFir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RowCellBottomLDate" style:parent-style-name="OrgTableFirstRowCellBottomL" style:family="table-cell" style:data-style-name="OrgDateStyle"/>
    <style:style style:name="OrgTableFir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RowCellBottomLRDate" style:parent-style-name="OrgTableFirstRowCellBottomLR" style:family="table-cell" style:data-style-name="OrgDateStyle"/>
    <style:style style:name="OrgTableFir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RowCellBottomBDate" style:parent-style-name="OrgTableFirstRowCellBottomB" style:family="table-cell" style:data-style-name="OrgDateStyle"/>
    <style:style style:name="OrgTableFir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RowCellBottomBRDate" style:parent-style-name="OrgTableFirstRowCellBottomBR" style:family="table-cell" style:data-style-name="OrgDateStyle"/>
    <style:style style:name="OrgTableFir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RowCellBottomBLDate" style:parent-style-name="OrgTableFirstRowCellBottomBL" style:family="table-cell" style:data-style-name="OrgDateStyle"/>
    <style:style style:name="OrgTableFir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RowCellBottomBLRDate" style:parent-style-name="OrgTableFirstRowCellBottomBLR" style:family="table-cell" style:data-style-name="OrgDateStyle"/>
    <style:style style:name="OrgTableFir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RowCellBottomTDate" style:parent-style-name="OrgTableFirstRowCellBottomT" style:family="table-cell" style:data-style-name="OrgDateStyle"/>
    <style:style style:name="OrgTableFir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RowCellBottomTRDate" style:parent-style-name="OrgTableFirstRowCellBottomTR" style:family="table-cell" style:data-style-name="OrgDateStyle"/>
    <style:style style:name="OrgTableFir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RowCellBottomTLDate" style:parent-style-name="OrgTableFirstRowCellBottomTL" style:family="table-cell" style:data-style-name="OrgDateStyle"/>
    <style:style style:name="OrgTableFir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RowCellBottomTLRDate" style:parent-style-name="OrgTableFirstRowCellBottomTLR" style:family="table-cell" style:data-style-name="OrgDateStyle"/>
    <style:style style:name="OrgTableFir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RowCellBottomTBDate" style:parent-style-name="OrgTableFirstRowCellBottomTB" style:family="table-cell" style:data-style-name="OrgDateStyle"/>
    <style:style style:name="OrgTableFir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RowCellBottomTBRDate" style:parent-style-name="OrgTableFirstRowCellBottomTBR" style:family="table-cell" style:data-style-name="OrgDateStyle"/>
    <style:style style:name="OrgTableFir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RowCellBottomTBLDate" style:parent-style-name="OrgTableFirstRowCellBottomTBL" style:family="table-cell" style:data-style-name="OrgDateStyle"/>
    <style:style style:name="OrgTableFir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FirstRowCellBottomTBLRDate" style:parent-style-name="OrgTableFirstRowCellBottomTBLR" style:family="table-cell" style:data-style-name="OrgDateStyle"/>
    <!-- END: table-cell styles OrgTableFirstRowCell -->
    <!-- BEGIN: table-cell styles OrgTableLastRowCell -->
    <style:style style:name="OrgTableLastRowCell" style:family="table-cell">
      <style:table-cell-properties fo:padding="0.159cm" fo:border-top="none" fo:border-bottom="none" fo:border-left="none" fo:border-right="none"/>
    </style:style>
    <style:style style:name="OrgTableLastRowCellDate" style:parent-style-name="OrgTableLastRowCell" style:family="table-cell" style:data-style-name="OrgDateStyle"/>
    <style:style style:name="OrgTableLastRowCellR" style:family="table-cell">
      <style:table-cell-properties fo:padding="0.159cm" fo:border-top="none" fo:border-bottom="none" fo:border-left="none" fo:border-right="0.002cm solid #000000"/>
    </style:style>
    <style:style style:name="OrgTableLastRowCellRDate" style:parent-style-name="OrgTableLastRowCellR" style:family="table-cell" style:data-style-name="OrgDateStyle"/>
    <style:style style:name="OrgTableLastRowCellL" style:family="table-cell">
      <style:table-cell-properties fo:padding="0.159cm" fo:border-top="none" fo:border-bottom="none" fo:border-left="0.002cm solid #000000" fo:border-right="none"/>
    </style:style>
    <style:style style:name="OrgTableLastRowCellLDate" style:parent-style-name="OrgTableLastRowCellL" style:family="table-cell" style:data-style-name="OrgDateStyle"/>
    <style:style style:name="OrgTableLastRowCellLR" style:family="table-cell">
      <style:table-cell-properties fo:padding="0.159cm" fo:border-top="none" fo:border-bottom="none" fo:border-left="0.002cm solid #000000" fo:border-right="0.002cm solid #000000"/>
    </style:style>
    <style:style style:name="OrgTableLastRowCellLRDate" style:parent-style-name="OrgTableLastRowCellLR" style:family="table-cell" style:data-style-name="OrgDateStyle"/>
    <style:style style:name="OrgTableLastRowCellB" style:family="table-cell">
      <style:table-cell-properties fo:padding="0.159cm" fo:border-top="none" fo:border-bottom="0.002cm solid #000000" fo:border-left="none" fo:border-right="none"/>
    </style:style>
    <style:style style:name="OrgTableLastRowCellBDate" style:parent-style-name="OrgTableLastRowCellB" style:family="table-cell" style:data-style-name="OrgDateStyle"/>
    <style:style style:name="OrgTableLastRowCellBR" style:family="table-cell">
      <style:table-cell-properties fo:padding="0.159cm" fo:border-top="none" fo:border-bottom="0.002cm solid #000000" fo:border-left="none" fo:border-right="0.002cm solid #000000"/>
    </style:style>
    <style:style style:name="OrgTableLastRowCellBRDate" style:parent-style-name="OrgTableLastRowCellBR" style:family="table-cell" style:data-style-name="OrgDateStyle"/>
    <style:style style:name="OrgTableLastRowCellBL" style:family="table-cell">
      <style:table-cell-properties fo:padding="0.159cm" fo:border-top="none" fo:border-bottom="0.002cm solid #000000" fo:border-left="0.002cm solid #000000" fo:border-right="none"/>
    </style:style>
    <style:style style:name="OrgTableLastRowCellBLDate" style:parent-style-name="OrgTableLastRowCellBL" style:family="table-cell" style:data-style-name="OrgDateStyle"/>
    <style:style style:name="OrgTableLa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RowCellBLRDate" style:parent-style-name="OrgTableLastRowCellBLR" style:family="table-cell" style:data-style-name="OrgDateStyle"/>
    <style:style style:name="OrgTableLastRowCellT" style:family="table-cell">
      <style:table-cell-properties fo:padding="0.159cm" fo:border-top="0.002cm solid #000000" fo:border-bottom="none" fo:border-left="none" fo:border-right="none"/>
    </style:style>
    <style:style style:name="OrgTableLastRowCellTDate" style:parent-style-name="OrgTableLastRowCellT" style:family="table-cell" style:data-style-name="OrgDateStyle"/>
    <style:style style:name="OrgTableLastRowCellTR" style:family="table-cell">
      <style:table-cell-properties fo:padding="0.159cm" fo:border-top="0.002cm solid #000000" fo:border-bottom="none" fo:border-left="none" fo:border-right="0.002cm solid #000000"/>
    </style:style>
    <style:style style:name="OrgTableLastRowCellTRDate" style:parent-style-name="OrgTableLastRowCellTR" style:family="table-cell" style:data-style-name="OrgDateStyle"/>
    <style:style style:name="OrgTableLastRowCellTL" style:family="table-cell">
      <style:table-cell-properties fo:padding="0.159cm" fo:border-top="0.002cm solid #000000" fo:border-bottom="none" fo:border-left="0.002cm solid #000000" fo:border-right="none"/>
    </style:style>
    <style:style style:name="OrgTableLastRowCellTLDate" style:parent-style-name="OrgTableLastRowCellTL" style:family="table-cell" style:data-style-name="OrgDateStyle"/>
    <style:style style:name="OrgTableLa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RowCellTLRDate" style:parent-style-name="OrgTableLastRowCellTLR" style:family="table-cell" style:data-style-name="OrgDateStyle"/>
    <style:style style:name="OrgTableLastRowCellTB" style:family="table-cell">
      <style:table-cell-properties fo:padding="0.159cm" fo:border-top="0.002cm solid #000000" fo:border-bottom="0.002cm solid #000000" fo:border-left="none" fo:border-right="none"/>
    </style:style>
    <style:style style:name="OrgTableLastRowCellTBDate" style:parent-style-name="OrgTableLastRowCellTB" style:family="table-cell" style:data-style-name="OrgDateStyle"/>
    <style:style style:name="OrgTableLa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RowCellTBRDate" style:parent-style-name="OrgTableLastRowCellTBR" style:family="table-cell" style:data-style-name="OrgDateStyle"/>
    <style:style style:name="OrgTableLa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RowCellTBLDate" style:parent-style-name="OrgTableLastRowCellTBL" style:family="table-cell" style:data-style-name="OrgDateStyle"/>
    <style:style style:name="OrgTableLa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RowCellTBLRDate" style:parent-style-name="OrgTableLastRowCellTBLR" style:family="table-cell" style:data-style-name="OrgDateStyle"/>
    <style:style style:name="OrgTableLastRowCellTop" style:family="table-cell">
      <style:table-cell-properties fo:padding="0.159cm" fo:border-top="none" fo:border-bottom="none" fo:border-left="none" fo:border-right="none" style:vertical-align="top"/>
    </style:style>
    <style:style style:name="OrgTableLastRowCellTopDate" style:parent-style-name="OrgTableLastRowCellTop" style:family="table-cell" style:data-style-name="OrgDateStyle"/>
    <style:style style:name="OrgTableLa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RowCellTopRDate" style:parent-style-name="OrgTableLastRowCellTopR" style:family="table-cell" style:data-style-name="OrgDateStyle"/>
    <style:style style:name="OrgTableLa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RowCellTopLDate" style:parent-style-name="OrgTableLastRowCellTopL" style:family="table-cell" style:data-style-name="OrgDateStyle"/>
    <style:style style:name="OrgTableLa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RowCellTopLRDate" style:parent-style-name="OrgTableLastRowCellTopLR" style:family="table-cell" style:data-style-name="OrgDateStyle"/>
    <style:style style:name="OrgTableLa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RowCellTopBDate" style:parent-style-name="OrgTableLastRowCellTopB" style:family="table-cell" style:data-style-name="OrgDateStyle"/>
    <style:style style:name="OrgTableLa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RowCellTopBRDate" style:parent-style-name="OrgTableLastRowCellTopBR" style:family="table-cell" style:data-style-name="OrgDateStyle"/>
    <style:style style:name="OrgTableLa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RowCellTopBLDate" style:parent-style-name="OrgTableLastRowCellTopBL" style:family="table-cell" style:data-style-name="OrgDateStyle"/>
    <style:style style:name="OrgTableLa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RowCellTopBLRDate" style:parent-style-name="OrgTableLastRowCellTopBLR" style:family="table-cell" style:data-style-name="OrgDateStyle"/>
    <style:style style:name="OrgTableLa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RowCellTopTDate" style:parent-style-name="OrgTableLastRowCellTopT" style:family="table-cell" style:data-style-name="OrgDateStyle"/>
    <style:style style:name="OrgTableLa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RowCellTopTRDate" style:parent-style-name="OrgTableLastRowCellTopTR" style:family="table-cell" style:data-style-name="OrgDateStyle"/>
    <style:style style:name="OrgTableLa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RowCellTopTLDate" style:parent-style-name="OrgTableLastRowCellTopTL" style:family="table-cell" style:data-style-name="OrgDateStyle"/>
    <style:style style:name="OrgTableLa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RowCellTopTLRDate" style:parent-style-name="OrgTableLastRowCellTopTLR" style:family="table-cell" style:data-style-name="OrgDateStyle"/>
    <style:style style:name="OrgTableLa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RowCellTopTBDate" style:parent-style-name="OrgTableLastRowCellTopTB" style:family="table-cell" style:data-style-name="OrgDateStyle"/>
    <style:style style:name="OrgTableLa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RowCellTopTBRDate" style:parent-style-name="OrgTableLastRowCellTopTBR" style:family="table-cell" style:data-style-name="OrgDateStyle"/>
    <style:style style:name="OrgTableLa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RowCellTopTBLDate" style:parent-style-name="OrgTableLastRowCellTopTBL" style:family="table-cell" style:data-style-name="OrgDateStyle"/>
    <style:style style:name="OrgTableLa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RowCellTopTBLRDate" style:parent-style-name="OrgTableLastRowCellTopTBLR" style:family="table-cell" style:data-style-name="OrgDateStyle"/>
    <style:style style:name="OrgTableLastRowCellMiddle" style:family="table-cell">
      <style:table-cell-properties fo:padding="0.159cm" fo:border-top="none" fo:border-bottom="none" fo:border-left="none" fo:border-right="none" style:vertical-align="middle"/>
    </style:style>
    <style:style style:name="OrgTableLastRowCellMiddleDate" style:parent-style-name="OrgTableLastRowCellMiddle" style:family="table-cell" style:data-style-name="OrgDateStyle"/>
    <style:style style:name="OrgTableLa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RowCellMiddleRDate" style:parent-style-name="OrgTableLastRowCellMiddleR" style:family="table-cell" style:data-style-name="OrgDateStyle"/>
    <style:style style:name="OrgTableLa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RowCellMiddleLDate" style:parent-style-name="OrgTableLastRowCellMiddleL" style:family="table-cell" style:data-style-name="OrgDateStyle"/>
    <style:style style:name="OrgTableLa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RowCellMiddleLRDate" style:parent-style-name="OrgTableLastRowCellMiddleLR" style:family="table-cell" style:data-style-name="OrgDateStyle"/>
    <style:style style:name="OrgTableLa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RowCellMiddleBDate" style:parent-style-name="OrgTableLastRowCellMiddleB" style:family="table-cell" style:data-style-name="OrgDateStyle"/>
    <style:style style:name="OrgTableLa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RowCellMiddleBRDate" style:parent-style-name="OrgTableLastRowCellMiddleBR" style:family="table-cell" style:data-style-name="OrgDateStyle"/>
    <style:style style:name="OrgTableLa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RowCellMiddleBLDate" style:parent-style-name="OrgTableLastRowCellMiddleBL" style:family="table-cell" style:data-style-name="OrgDateStyle"/>
    <style:style style:name="OrgTableLa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RowCellMiddleBLRDate" style:parent-style-name="OrgTableLastRowCellMiddleBLR" style:family="table-cell" style:data-style-name="OrgDateStyle"/>
    <style:style style:name="OrgTableLa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RowCellMiddleTDate" style:parent-style-name="OrgTableLastRowCellMiddleT" style:family="table-cell" style:data-style-name="OrgDateStyle"/>
    <style:style style:name="OrgTableLa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RowCellMiddleTRDate" style:parent-style-name="OrgTableLastRowCellMiddleTR" style:family="table-cell" style:data-style-name="OrgDateStyle"/>
    <style:style style:name="OrgTableLa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RowCellMiddleTLDate" style:parent-style-name="OrgTableLastRowCellMiddleTL" style:family="table-cell" style:data-style-name="OrgDateStyle"/>
    <style:style style:name="OrgTableLa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RowCellMiddleTLRDate" style:parent-style-name="OrgTableLastRowCellMiddleTLR" style:family="table-cell" style:data-style-name="OrgDateStyle"/>
    <style:style style:name="OrgTableLa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RowCellMiddleTBDate" style:parent-style-name="OrgTableLastRowCellMiddleTB" style:family="table-cell" style:data-style-name="OrgDateStyle"/>
    <style:style style:name="OrgTableLa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RowCellMiddleTBRDate" style:parent-style-name="OrgTableLastRowCellMiddleTBR" style:family="table-cell" style:data-style-name="OrgDateStyle"/>
    <style:style style:name="OrgTableLa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RowCellMiddleTBLDate" style:parent-style-name="OrgTableLastRowCellMiddleTBL" style:family="table-cell" style:data-style-name="OrgDateStyle"/>
    <style:style style:name="OrgTableLa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RowCellMiddleTBLRDate" style:parent-style-name="OrgTableLastRowCellMiddleTBLR" style:family="table-cell" style:data-style-name="OrgDateStyle"/>
    <style:style style:name="OrgTableLastRowCellBottom" style:family="table-cell">
      <style:table-cell-properties fo:padding="0.159cm" fo:border-top="none" fo:border-bottom="none" fo:border-left="none" fo:border-right="none" style:vertical-align="bottom"/>
    </style:style>
    <style:style style:name="OrgTableLastRowCellBottomDate" style:parent-style-name="OrgTableLastRowCellBottom" style:family="table-cell" style:data-style-name="OrgDateStyle"/>
    <style:style style:name="OrgTableLa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RowCellBottomRDate" style:parent-style-name="OrgTableLastRowCellBottomR" style:family="table-cell" style:data-style-name="OrgDateStyle"/>
    <style:style style:name="OrgTableLa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RowCellBottomLDate" style:parent-style-name="OrgTableLastRowCellBottomL" style:family="table-cell" style:data-style-name="OrgDateStyle"/>
    <style:style style:name="OrgTableLa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RowCellBottomLRDate" style:parent-style-name="OrgTableLastRowCellBottomLR" style:family="table-cell" style:data-style-name="OrgDateStyle"/>
    <style:style style:name="OrgTableLa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RowCellBottomBDate" style:parent-style-name="OrgTableLastRowCellBottomB" style:family="table-cell" style:data-style-name="OrgDateStyle"/>
    <style:style style:name="OrgTableLa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RowCellBottomBRDate" style:parent-style-name="OrgTableLastRowCellBottomBR" style:family="table-cell" style:data-style-name="OrgDateStyle"/>
    <style:style style:name="OrgTableLa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RowCellBottomBLDate" style:parent-style-name="OrgTableLastRowCellBottomBL" style:family="table-cell" style:data-style-name="OrgDateStyle"/>
    <style:style style:name="OrgTableLa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RowCellBottomBLRDate" style:parent-style-name="OrgTableLastRowCellBottomBLR" style:family="table-cell" style:data-style-name="OrgDateStyle"/>
    <style:style style:name="OrgTableLa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RowCellBottomTDate" style:parent-style-name="OrgTableLastRowCellBottomT" style:family="table-cell" style:data-style-name="OrgDateStyle"/>
    <style:style style:name="OrgTableLa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RowCellBottomTRDate" style:parent-style-name="OrgTableLastRowCellBottomTR" style:family="table-cell" style:data-style-name="OrgDateStyle"/>
    <style:style style:name="OrgTableLa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RowCellBottomTLDate" style:parent-style-name="OrgTableLastRowCellBottomTL" style:family="table-cell" style:data-style-name="OrgDateStyle"/>
    <style:style style:name="OrgTableLa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RowCellBottomTLRDate" style:parent-style-name="OrgTableLastRowCellBottomTLR" style:family="table-cell" style:data-style-name="OrgDateStyle"/>
    <style:style style:name="OrgTableLa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RowCellBottomTBDate" style:parent-style-name="OrgTableLastRowCellBottomTB" style:family="table-cell" style:data-style-name="OrgDateStyle"/>
    <style:style style:name="OrgTableLa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RowCellBottomTBRDate" style:parent-style-name="OrgTableLastRowCellBottomTBR" style:family="table-cell" style:data-style-name="OrgDateStyle"/>
    <style:style style:name="OrgTableLa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RowCellBottomTBLDate" style:parent-style-name="OrgTableLastRowCellBottomTBL" style:family="table-cell" style:data-style-name="OrgDateStyle"/>
    <style:style style:name="OrgTableLa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LastRowCellBottomTBLRDate" style:parent-style-name="OrgTableLastRowCellBottomTBLR" style:family="table-cell" style:data-style-name="OrgDateStyle"/>
    <!-- END: table-cell styles OrgTableLastRowCell -->
    <!-- BEGIN: table-cell styles OrgTableEvenRowCell -->
    <style:style style:name="OrgTableEvenRowCell" style:family="table-cell">
      <style:table-cell-properties fo:padding="0.159cm" fo:border-top="none" fo:border-bottom="none" fo:border-left="none" fo:border-right="none"/>
    </style:style>
    <style:style style:name="OrgTableEvenRowCellDate" style:parent-style-name="OrgTableEvenRowCell" style:family="table-cell" style:data-style-name="OrgDateStyle"/>
    <style:style style:name="OrgTableEvenRowCellR" style:family="table-cell">
      <style:table-cell-properties fo:padding="0.159cm" fo:border-top="none" fo:border-bottom="none" fo:border-left="none" fo:border-right="0.002cm solid #000000"/>
    </style:style>
    <style:style style:name="OrgTableEvenRowCellRDate" style:parent-style-name="OrgTableEvenRowCellR" style:family="table-cell" style:data-style-name="OrgDateStyle"/>
    <style:style style:name="OrgTableEvenRowCellL" style:family="table-cell">
      <style:table-cell-properties fo:padding="0.159cm" fo:border-top="none" fo:border-bottom="none" fo:border-left="0.002cm solid #000000" fo:border-right="none"/>
    </style:style>
    <style:style style:name="OrgTableEvenRowCellLDate" style:parent-style-name="OrgTableEvenRowCellL" style:family="table-cell" style:data-style-name="OrgDateStyle"/>
    <style:style style:name="OrgTableEvenRowCellLR" style:family="table-cell">
      <style:table-cell-properties fo:padding="0.159cm" fo:border-top="none" fo:border-bottom="none" fo:border-left="0.002cm solid #000000" fo:border-right="0.002cm solid #000000"/>
    </style:style>
    <style:style style:name="OrgTableEvenRowCellLRDate" style:parent-style-name="OrgTableEvenRowCellLR" style:family="table-cell" style:data-style-name="OrgDateStyle"/>
    <style:style style:name="OrgTableEvenRowCellB" style:family="table-cell">
      <style:table-cell-properties fo:padding="0.159cm" fo:border-top="none" fo:border-bottom="0.002cm solid #000000" fo:border-left="none" fo:border-right="none"/>
    </style:style>
    <style:style style:name="OrgTableEvenRowCellBDate" style:parent-style-name="OrgTableEvenRowCellB" style:family="table-cell" style:data-style-name="OrgDateStyle"/>
    <style:style style:name="OrgTableEvenRowCellBR" style:family="table-cell">
      <style:table-cell-properties fo:padding="0.159cm" fo:border-top="none" fo:border-bottom="0.002cm solid #000000" fo:border-left="none" fo:border-right="0.002cm solid #000000"/>
    </style:style>
    <style:style style:name="OrgTableEvenRowCellBRDate" style:parent-style-name="OrgTableEvenRowCellBR" style:family="table-cell" style:data-style-name="OrgDateStyle"/>
    <style:style style:name="OrgTableEvenRowCellBL" style:family="table-cell">
      <style:table-cell-properties fo:padding="0.159cm" fo:border-top="none" fo:border-bottom="0.002cm solid #000000" fo:border-left="0.002cm solid #000000" fo:border-right="none"/>
    </style:style>
    <style:style style:name="OrgTableEvenRowCellBLDate" style:parent-style-name="OrgTableEvenRowCellBL" style:family="table-cell" style:data-style-name="OrgDateStyle"/>
    <style:style style:name="OrgTableEven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RowCellBLRDate" style:parent-style-name="OrgTableEvenRowCellBLR" style:family="table-cell" style:data-style-name="OrgDateStyle"/>
    <style:style style:name="OrgTableEvenRowCellT" style:family="table-cell">
      <style:table-cell-properties fo:padding="0.159cm" fo:border-top="0.002cm solid #000000" fo:border-bottom="none" fo:border-left="none" fo:border-right="none"/>
    </style:style>
    <style:style style:name="OrgTableEvenRowCellTDate" style:parent-style-name="OrgTableEvenRowCellT" style:family="table-cell" style:data-style-name="OrgDateStyle"/>
    <style:style style:name="OrgTableEvenRowCellTR" style:family="table-cell">
      <style:table-cell-properties fo:padding="0.159cm" fo:border-top="0.002cm solid #000000" fo:border-bottom="none" fo:border-left="none" fo:border-right="0.002cm solid #000000"/>
    </style:style>
    <style:style style:name="OrgTableEvenRowCellTRDate" style:parent-style-name="OrgTableEvenRowCellTR" style:family="table-cell" style:data-style-name="OrgDateStyle"/>
    <style:style style:name="OrgTableEvenRowCellTL" style:family="table-cell">
      <style:table-cell-properties fo:padding="0.159cm" fo:border-top="0.002cm solid #000000" fo:border-bottom="none" fo:border-left="0.002cm solid #000000" fo:border-right="none"/>
    </style:style>
    <style:style style:name="OrgTableEvenRowCellTLDate" style:parent-style-name="OrgTableEvenRowCellTL" style:family="table-cell" style:data-style-name="OrgDateStyle"/>
    <style:style style:name="OrgTableEven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RowCellTLRDate" style:parent-style-name="OrgTableEvenRowCellTLR" style:family="table-cell" style:data-style-name="OrgDateStyle"/>
    <style:style style:name="OrgTableEvenRowCellTB" style:family="table-cell">
      <style:table-cell-properties fo:padding="0.159cm" fo:border-top="0.002cm solid #000000" fo:border-bottom="0.002cm solid #000000" fo:border-left="none" fo:border-right="none"/>
    </style:style>
    <style:style style:name="OrgTableEvenRowCellTBDate" style:parent-style-name="OrgTableEvenRowCellTB" style:family="table-cell" style:data-style-name="OrgDateStyle"/>
    <style:style style:name="OrgTableEven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RowCellTBRDate" style:parent-style-name="OrgTableEvenRowCellTBR" style:family="table-cell" style:data-style-name="OrgDateStyle"/>
    <style:style style:name="OrgTableEven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RowCellTBLDate" style:parent-style-name="OrgTableEvenRowCellTBL" style:family="table-cell" style:data-style-name="OrgDateStyle"/>
    <style:style style:name="OrgTableEven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RowCellTBLRDate" style:parent-style-name="OrgTableEvenRowCellTBLR" style:family="table-cell" style:data-style-name="OrgDateStyle"/>
    <style:style style:name="OrgTableEvenRowCellTop" style:family="table-cell">
      <style:table-cell-properties fo:padding="0.159cm" fo:border-top="none" fo:border-bottom="none" fo:border-left="none" fo:border-right="none" style:vertical-align="top"/>
    </style:style>
    <style:style style:name="OrgTableEvenRowCellTopDate" style:parent-style-name="OrgTableEvenRowCellTop" style:family="table-cell" style:data-style-name="OrgDateStyle"/>
    <style:style style:name="OrgTableEven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RowCellTopRDate" style:parent-style-name="OrgTableEvenRowCellTopR" style:family="table-cell" style:data-style-name="OrgDateStyle"/>
    <style:style style:name="OrgTableEven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RowCellTopLDate" style:parent-style-name="OrgTableEvenRowCellTopL" style:family="table-cell" style:data-style-name="OrgDateStyle"/>
    <style:style style:name="OrgTableEven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RowCellTopLRDate" style:parent-style-name="OrgTableEvenRowCellTopLR" style:family="table-cell" style:data-style-name="OrgDateStyle"/>
    <style:style style:name="OrgTableEven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RowCellTopBDate" style:parent-style-name="OrgTableEvenRowCellTopB" style:family="table-cell" style:data-style-name="OrgDateStyle"/>
    <style:style style:name="OrgTableEven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RowCellTopBRDate" style:parent-style-name="OrgTableEvenRowCellTopBR" style:family="table-cell" style:data-style-name="OrgDateStyle"/>
    <style:style style:name="OrgTableEven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RowCellTopBLDate" style:parent-style-name="OrgTableEvenRowCellTopBL" style:family="table-cell" style:data-style-name="OrgDateStyle"/>
    <style:style style:name="OrgTableEven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RowCellTopBLRDate" style:parent-style-name="OrgTableEvenRowCellTopBLR" style:family="table-cell" style:data-style-name="OrgDateStyle"/>
    <style:style style:name="OrgTableEven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RowCellTopTDate" style:parent-style-name="OrgTableEvenRowCellTopT" style:family="table-cell" style:data-style-name="OrgDateStyle"/>
    <style:style style:name="OrgTableEven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RowCellTopTRDate" style:parent-style-name="OrgTableEvenRowCellTopTR" style:family="table-cell" style:data-style-name="OrgDateStyle"/>
    <style:style style:name="OrgTableEven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RowCellTopTLDate" style:parent-style-name="OrgTableEvenRowCellTopTL" style:family="table-cell" style:data-style-name="OrgDateStyle"/>
    <style:style style:name="OrgTableEven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RowCellTopTLRDate" style:parent-style-name="OrgTableEvenRowCellTopTLR" style:family="table-cell" style:data-style-name="OrgDateStyle"/>
    <style:style style:name="OrgTableEven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RowCellTopTBDate" style:parent-style-name="OrgTableEvenRowCellTopTB" style:family="table-cell" style:data-style-name="OrgDateStyle"/>
    <style:style style:name="OrgTableEven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RowCellTopTBRDate" style:parent-style-name="OrgTableEvenRowCellTopTBR" style:family="table-cell" style:data-style-name="OrgDateStyle"/>
    <style:style style:name="OrgTableEven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RowCellTopTBLDate" style:parent-style-name="OrgTableEvenRowCellTopTBL" style:family="table-cell" style:data-style-name="OrgDateStyle"/>
    <style:style style:name="OrgTableEven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RowCellTopTBLRDate" style:parent-style-name="OrgTableEvenRowCellTopTBLR" style:family="table-cell" style:data-style-name="OrgDateStyle"/>
    <style:style style:name="OrgTableEvenRowCellMiddle" style:family="table-cell">
      <style:table-cell-properties fo:padding="0.159cm" fo:border-top="none" fo:border-bottom="none" fo:border-left="none" fo:border-right="none" style:vertical-align="middle"/>
    </style:style>
    <style:style style:name="OrgTableEvenRowCellMiddleDate" style:parent-style-name="OrgTableEvenRowCellMiddle" style:family="table-cell" style:data-style-name="OrgDateStyle"/>
    <style:style style:name="OrgTableEven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RowCellMiddleRDate" style:parent-style-name="OrgTableEvenRowCellMiddleR" style:family="table-cell" style:data-style-name="OrgDateStyle"/>
    <style:style style:name="OrgTableEven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RowCellMiddleLDate" style:parent-style-name="OrgTableEvenRowCellMiddleL" style:family="table-cell" style:data-style-name="OrgDateStyle"/>
    <style:style style:name="OrgTableEven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RowCellMiddleLRDate" style:parent-style-name="OrgTableEvenRowCellMiddleLR" style:family="table-cell" style:data-style-name="OrgDateStyle"/>
    <style:style style:name="OrgTableEven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RowCellMiddleBDate" style:parent-style-name="OrgTableEvenRowCellMiddleB" style:family="table-cell" style:data-style-name="OrgDateStyle"/>
    <style:style style:name="OrgTableEven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RowCellMiddleBRDate" style:parent-style-name="OrgTableEvenRowCellMiddleBR" style:family="table-cell" style:data-style-name="OrgDateStyle"/>
    <style:style style:name="OrgTableEven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RowCellMiddleBLDate" style:parent-style-name="OrgTableEvenRowCellMiddleBL" style:family="table-cell" style:data-style-name="OrgDateStyle"/>
    <style:style style:name="OrgTableEven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RowCellMiddleBLRDate" style:parent-style-name="OrgTableEvenRowCellMiddleBLR" style:family="table-cell" style:data-style-name="OrgDateStyle"/>
    <style:style style:name="OrgTableEven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RowCellMiddleTDate" style:parent-style-name="OrgTableEvenRowCellMiddleT" style:family="table-cell" style:data-style-name="OrgDateStyle"/>
    <style:style style:name="OrgTableEven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RowCellMiddleTRDate" style:parent-style-name="OrgTableEvenRowCellMiddleTR" style:family="table-cell" style:data-style-name="OrgDateStyle"/>
    <style:style style:name="OrgTableEven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RowCellMiddleTLDate" style:parent-style-name="OrgTableEvenRowCellMiddleTL" style:family="table-cell" style:data-style-name="OrgDateStyle"/>
    <style:style style:name="OrgTableEven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RowCellMiddleTLRDate" style:parent-style-name="OrgTableEvenRowCellMiddleTLR" style:family="table-cell" style:data-style-name="OrgDateStyle"/>
    <style:style style:name="OrgTableEven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RowCellMiddleTBDate" style:parent-style-name="OrgTableEvenRowCellMiddleTB" style:family="table-cell" style:data-style-name="OrgDateStyle"/>
    <style:style style:name="OrgTableEven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RowCellMiddleTBRDate" style:parent-style-name="OrgTableEvenRowCellMiddleTBR" style:family="table-cell" style:data-style-name="OrgDateStyle"/>
    <style:style style:name="OrgTableEven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RowCellMiddleTBLDate" style:parent-style-name="OrgTableEvenRowCellMiddleTBL" style:family="table-cell" style:data-style-name="OrgDateStyle"/>
    <style:style style:name="OrgTableEven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RowCellMiddleTBLRDate" style:parent-style-name="OrgTableEvenRowCellMiddleTBLR" style:family="table-cell" style:data-style-name="OrgDateStyle"/>
    <style:style style:name="OrgTableEvenRowCellBottom" style:family="table-cell">
      <style:table-cell-properties fo:padding="0.159cm" fo:border-top="none" fo:border-bottom="none" fo:border-left="none" fo:border-right="none" style:vertical-align="bottom"/>
    </style:style>
    <style:style style:name="OrgTableEvenRowCellBottomDate" style:parent-style-name="OrgTableEvenRowCellBottom" style:family="table-cell" style:data-style-name="OrgDateStyle"/>
    <style:style style:name="OrgTableEven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RowCellBottomRDate" style:parent-style-name="OrgTableEvenRowCellBottomR" style:family="table-cell" style:data-style-name="OrgDateStyle"/>
    <style:style style:name="OrgTableEven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RowCellBottomLDate" style:parent-style-name="OrgTableEvenRowCellBottomL" style:family="table-cell" style:data-style-name="OrgDateStyle"/>
    <style:style style:name="OrgTableEven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RowCellBottomLRDate" style:parent-style-name="OrgTableEvenRowCellBottomLR" style:family="table-cell" style:data-style-name="OrgDateStyle"/>
    <style:style style:name="OrgTableEven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RowCellBottomBDate" style:parent-style-name="OrgTableEvenRowCellBottomB" style:family="table-cell" style:data-style-name="OrgDateStyle"/>
    <style:style style:name="OrgTableEven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RowCellBottomBRDate" style:parent-style-name="OrgTableEvenRowCellBottomBR" style:family="table-cell" style:data-style-name="OrgDateStyle"/>
    <style:style style:name="OrgTableEven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RowCellBottomBLDate" style:parent-style-name="OrgTableEvenRowCellBottomBL" style:family="table-cell" style:data-style-name="OrgDateStyle"/>
    <style:style style:name="OrgTableEven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RowCellBottomBLRDate" style:parent-style-name="OrgTableEvenRowCellBottomBLR" style:family="table-cell" style:data-style-name="OrgDateStyle"/>
    <style:style style:name="OrgTableEven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RowCellBottomTDate" style:parent-style-name="OrgTableEvenRowCellBottomT" style:family="table-cell" style:data-style-name="OrgDateStyle"/>
    <style:style style:name="OrgTableEven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RowCellBottomTRDate" style:parent-style-name="OrgTableEvenRowCellBottomTR" style:family="table-cell" style:data-style-name="OrgDateStyle"/>
    <style:style style:name="OrgTableEven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RowCellBottomTLDate" style:parent-style-name="OrgTableEvenRowCellBottomTL" style:family="table-cell" style:data-style-name="OrgDateStyle"/>
    <style:style style:name="OrgTableEven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RowCellBottomTLRDate" style:parent-style-name="OrgTableEvenRowCellBottomTLR" style:family="table-cell" style:data-style-name="OrgDateStyle"/>
    <style:style style:name="OrgTableEven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RowCellBottomTBDate" style:parent-style-name="OrgTableEvenRowCellBottomTB" style:family="table-cell" style:data-style-name="OrgDateStyle"/>
    <style:style style:name="OrgTableEven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RowCellBottomTBRDate" style:parent-style-name="OrgTableEvenRowCellBottomTBR" style:family="table-cell" style:data-style-name="OrgDateStyle"/>
    <style:style style:name="OrgTableEven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RowCellBottomTBLDate" style:parent-style-name="OrgTableEvenRowCellBottomTBL" style:family="table-cell" style:data-style-name="OrgDateStyle"/>
    <style:style style:name="OrgTableEven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EvenRowCellBottomTBLRDate" style:parent-style-name="OrgTableEvenRowCellBottomTBLR" style:family="table-cell" style:data-style-name="OrgDateStyle"/>
    <!-- END: table-cell styles OrgTableEvenRowCell -->
    <!-- BEGIN: table-cell styles OrgTableOddRowCell -->
    <style:style style:name="OrgTableOddRowCell" style:family="table-cell">
      <style:table-cell-properties fo:padding="0.159cm" fo:border-top="none" fo:border-bottom="none" fo:border-left="none" fo:border-right="none"/>
    </style:style>
    <style:style style:name="OrgTableOddRowCellDate" style:parent-style-name="OrgTableOddRowCell" style:family="table-cell" style:data-style-name="OrgDateStyle"/>
    <style:style style:name="OrgTableOddRowCellR" style:family="table-cell">
      <style:table-cell-properties fo:padding="0.159cm" fo:border-top="none" fo:border-bottom="none" fo:border-left="none" fo:border-right="0.002cm solid #000000"/>
    </style:style>
    <style:style style:name="OrgTableOddRowCellRDate" style:parent-style-name="OrgTableOddRowCellR" style:family="table-cell" style:data-style-name="OrgDateStyle"/>
    <style:style style:name="OrgTableOddRowCellL" style:family="table-cell">
      <style:table-cell-properties fo:padding="0.159cm" fo:border-top="none" fo:border-bottom="none" fo:border-left="0.002cm solid #000000" fo:border-right="none"/>
    </style:style>
    <style:style style:name="OrgTableOddRowCellLDate" style:parent-style-name="OrgTableOddRowCellL" style:family="table-cell" style:data-style-name="OrgDateStyle"/>
    <style:style style:name="OrgTableOddRowCellLR" style:family="table-cell">
      <style:table-cell-properties fo:padding="0.159cm" fo:border-top="none" fo:border-bottom="none" fo:border-left="0.002cm solid #000000" fo:border-right="0.002cm solid #000000"/>
    </style:style>
    <style:style style:name="OrgTableOddRowCellLRDate" style:parent-style-name="OrgTableOddRowCellLR" style:family="table-cell" style:data-style-name="OrgDateStyle"/>
    <style:style style:name="OrgTableOddRowCellB" style:family="table-cell">
      <style:table-cell-properties fo:padding="0.159cm" fo:border-top="none" fo:border-bottom="0.002cm solid #000000" fo:border-left="none" fo:border-right="none"/>
    </style:style>
    <style:style style:name="OrgTableOddRowCellBDate" style:parent-style-name="OrgTableOddRowCellB" style:family="table-cell" style:data-style-name="OrgDateStyle"/>
    <style:style style:name="OrgTableOddRowCellBR" style:family="table-cell">
      <style:table-cell-properties fo:padding="0.159cm" fo:border-top="none" fo:border-bottom="0.002cm solid #000000" fo:border-left="none" fo:border-right="0.002cm solid #000000"/>
    </style:style>
    <style:style style:name="OrgTableOddRowCellBRDate" style:parent-style-name="OrgTableOddRowCellBR" style:family="table-cell" style:data-style-name="OrgDateStyle"/>
    <style:style style:name="OrgTableOddRowCellBL" style:family="table-cell">
      <style:table-cell-properties fo:padding="0.159cm" fo:border-top="none" fo:border-bottom="0.002cm solid #000000" fo:border-left="0.002cm solid #000000" fo:border-right="none"/>
    </style:style>
    <style:style style:name="OrgTableOddRowCellBLDate" style:parent-style-name="OrgTableOddRowCellBL" style:family="table-cell" style:data-style-name="OrgDateStyle"/>
    <style:style style:name="OrgTableOdd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RowCellBLRDate" style:parent-style-name="OrgTableOddRowCellBLR" style:family="table-cell" style:data-style-name="OrgDateStyle"/>
    <style:style style:name="OrgTableOddRowCellT" style:family="table-cell">
      <style:table-cell-properties fo:padding="0.159cm" fo:border-top="0.002cm solid #000000" fo:border-bottom="none" fo:border-left="none" fo:border-right="none"/>
    </style:style>
    <style:style style:name="OrgTableOddRowCellTDate" style:parent-style-name="OrgTableOddRowCellT" style:family="table-cell" style:data-style-name="OrgDateStyle"/>
    <style:style style:name="OrgTableOddRowCellTR" style:family="table-cell">
      <style:table-cell-properties fo:padding="0.159cm" fo:border-top="0.002cm solid #000000" fo:border-bottom="none" fo:border-left="none" fo:border-right="0.002cm solid #000000"/>
    </style:style>
    <style:style style:name="OrgTableOddRowCellTRDate" style:parent-style-name="OrgTableOddRowCellTR" style:family="table-cell" style:data-style-name="OrgDateStyle"/>
    <style:style style:name="OrgTableOddRowCellTL" style:family="table-cell">
      <style:table-cell-properties fo:padding="0.159cm" fo:border-top="0.002cm solid #000000" fo:border-bottom="none" fo:border-left="0.002cm solid #000000" fo:border-right="none"/>
    </style:style>
    <style:style style:name="OrgTableOddRowCellTLDate" style:parent-style-name="OrgTableOddRowCellTL" style:family="table-cell" style:data-style-name="OrgDateStyle"/>
    <style:style style:name="OrgTableOdd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RowCellTLRDate" style:parent-style-name="OrgTableOddRowCellTLR" style:family="table-cell" style:data-style-name="OrgDateStyle"/>
    <style:style style:name="OrgTableOddRowCellTB" style:family="table-cell">
      <style:table-cell-properties fo:padding="0.159cm" fo:border-top="0.002cm solid #000000" fo:border-bottom="0.002cm solid #000000" fo:border-left="none" fo:border-right="none"/>
    </style:style>
    <style:style style:name="OrgTableOddRowCellTBDate" style:parent-style-name="OrgTableOddRowCellTB" style:family="table-cell" style:data-style-name="OrgDateStyle"/>
    <style:style style:name="OrgTableOdd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RowCellTBRDate" style:parent-style-name="OrgTableOddRowCellTBR" style:family="table-cell" style:data-style-name="OrgDateStyle"/>
    <style:style style:name="OrgTableOdd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RowCellTBLDate" style:parent-style-name="OrgTableOddRowCellTBL" style:family="table-cell" style:data-style-name="OrgDateStyle"/>
    <style:style style:name="OrgTableOdd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RowCellTBLRDate" style:parent-style-name="OrgTableOddRowCellTBLR" style:family="table-cell" style:data-style-name="OrgDateStyle"/>
    <style:style style:name="OrgTableOddRowCellTop" style:family="table-cell">
      <style:table-cell-properties fo:padding="0.159cm" fo:border-top="none" fo:border-bottom="none" fo:border-left="none" fo:border-right="none" style:vertical-align="top"/>
    </style:style>
    <style:style style:name="OrgTableOddRowCellTopDate" style:parent-style-name="OrgTableOddRowCellTop" style:family="table-cell" style:data-style-name="OrgDateStyle"/>
    <style:style style:name="OrgTableOdd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RowCellTopRDate" style:parent-style-name="OrgTableOddRowCellTopR" style:family="table-cell" style:data-style-name="OrgDateStyle"/>
    <style:style style:name="OrgTableOdd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RowCellTopLDate" style:parent-style-name="OrgTableOddRowCellTopL" style:family="table-cell" style:data-style-name="OrgDateStyle"/>
    <style:style style:name="OrgTableOdd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RowCellTopLRDate" style:parent-style-name="OrgTableOddRowCellTopLR" style:family="table-cell" style:data-style-name="OrgDateStyle"/>
    <style:style style:name="OrgTableOdd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RowCellTopBDate" style:parent-style-name="OrgTableOddRowCellTopB" style:family="table-cell" style:data-style-name="OrgDateStyle"/>
    <style:style style:name="OrgTableOdd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RowCellTopBRDate" style:parent-style-name="OrgTableOddRowCellTopBR" style:family="table-cell" style:data-style-name="OrgDateStyle"/>
    <style:style style:name="OrgTableOdd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RowCellTopBLDate" style:parent-style-name="OrgTableOddRowCellTopBL" style:family="table-cell" style:data-style-name="OrgDateStyle"/>
    <style:style style:name="OrgTableOdd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RowCellTopBLRDate" style:parent-style-name="OrgTableOddRowCellTopBLR" style:family="table-cell" style:data-style-name="OrgDateStyle"/>
    <style:style style:name="OrgTableOdd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RowCellTopTDate" style:parent-style-name="OrgTableOddRowCellTopT" style:family="table-cell" style:data-style-name="OrgDateStyle"/>
    <style:style style:name="OrgTableOdd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RowCellTopTRDate" style:parent-style-name="OrgTableOddRowCellTopTR" style:family="table-cell" style:data-style-name="OrgDateStyle"/>
    <style:style style:name="OrgTableOdd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RowCellTopTLDate" style:parent-style-name="OrgTableOddRowCellTopTL" style:family="table-cell" style:data-style-name="OrgDateStyle"/>
    <style:style style:name="OrgTableOdd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RowCellTopTLRDate" style:parent-style-name="OrgTableOddRowCellTopTLR" style:family="table-cell" style:data-style-name="OrgDateStyle"/>
    <style:style style:name="OrgTableOdd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RowCellTopTBDate" style:parent-style-name="OrgTableOddRowCellTopTB" style:family="table-cell" style:data-style-name="OrgDateStyle"/>
    <style:style style:name="OrgTableOdd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RowCellTopTBRDate" style:parent-style-name="OrgTableOddRowCellTopTBR" style:family="table-cell" style:data-style-name="OrgDateStyle"/>
    <style:style style:name="OrgTableOdd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RowCellTopTBLDate" style:parent-style-name="OrgTableOddRowCellTopTBL" style:family="table-cell" style:data-style-name="OrgDateStyle"/>
    <style:style style:name="OrgTableOdd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RowCellTopTBLRDate" style:parent-style-name="OrgTableOddRowCellTopTBLR" style:family="table-cell" style:data-style-name="OrgDateStyle"/>
    <style:style style:name="OrgTableOddRowCellMiddle" style:family="table-cell">
      <style:table-cell-properties fo:padding="0.159cm" fo:border-top="none" fo:border-bottom="none" fo:border-left="none" fo:border-right="none" style:vertical-align="middle"/>
    </style:style>
    <style:style style:name="OrgTableOddRowCellMiddleDate" style:parent-style-name="OrgTableOddRowCellMiddle" style:family="table-cell" style:data-style-name="OrgDateStyle"/>
    <style:style style:name="OrgTableOdd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RowCellMiddleRDate" style:parent-style-name="OrgTableOddRowCellMiddleR" style:family="table-cell" style:data-style-name="OrgDateStyle"/>
    <style:style style:name="OrgTableOdd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RowCellMiddleLDate" style:parent-style-name="OrgTableOddRowCellMiddleL" style:family="table-cell" style:data-style-name="OrgDateStyle"/>
    <style:style style:name="OrgTableOdd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RowCellMiddleLRDate" style:parent-style-name="OrgTableOddRowCellMiddleLR" style:family="table-cell" style:data-style-name="OrgDateStyle"/>
    <style:style style:name="OrgTableOdd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RowCellMiddleBDate" style:parent-style-name="OrgTableOddRowCellMiddleB" style:family="table-cell" style:data-style-name="OrgDateStyle"/>
    <style:style style:name="OrgTableOdd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RowCellMiddleBRDate" style:parent-style-name="OrgTableOddRowCellMiddleBR" style:family="table-cell" style:data-style-name="OrgDateStyle"/>
    <style:style style:name="OrgTableOdd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RowCellMiddleBLDate" style:parent-style-name="OrgTableOddRowCellMiddleBL" style:family="table-cell" style:data-style-name="OrgDateStyle"/>
    <style:style style:name="OrgTableOdd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RowCellMiddleBLRDate" style:parent-style-name="OrgTableOddRowCellMiddleBLR" style:family="table-cell" style:data-style-name="OrgDateStyle"/>
    <style:style style:name="OrgTableOdd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RowCellMiddleTDate" style:parent-style-name="OrgTableOddRowCellMiddleT" style:family="table-cell" style:data-style-name="OrgDateStyle"/>
    <style:style style:name="OrgTableOdd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RowCellMiddleTRDate" style:parent-style-name="OrgTableOddRowCellMiddleTR" style:family="table-cell" style:data-style-name="OrgDateStyle"/>
    <style:style style:name="OrgTableOdd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RowCellMiddleTLDate" style:parent-style-name="OrgTableOddRowCellMiddleTL" style:family="table-cell" style:data-style-name="OrgDateStyle"/>
    <style:style style:name="OrgTableOdd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RowCellMiddleTLRDate" style:parent-style-name="OrgTableOddRowCellMiddleTLR" style:family="table-cell" style:data-style-name="OrgDateStyle"/>
    <style:style style:name="OrgTableOdd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RowCellMiddleTBDate" style:parent-style-name="OrgTableOddRowCellMiddleTB" style:family="table-cell" style:data-style-name="OrgDateStyle"/>
    <style:style style:name="OrgTableOdd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RowCellMiddleTBRDate" style:parent-style-name="OrgTableOddRowCellMiddleTBR" style:family="table-cell" style:data-style-name="OrgDateStyle"/>
    <style:style style:name="OrgTableOdd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RowCellMiddleTBLDate" style:parent-style-name="OrgTableOddRowCellMiddleTBL" style:family="table-cell" style:data-style-name="OrgDateStyle"/>
    <style:style style:name="OrgTableOdd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RowCellMiddleTBLRDate" style:parent-style-name="OrgTableOddRowCellMiddleTBLR" style:family="table-cell" style:data-style-name="OrgDateStyle"/>
    <style:style style:name="OrgTableOddRowCellBottom" style:family="table-cell">
      <style:table-cell-properties fo:padding="0.159cm" fo:border-top="none" fo:border-bottom="none" fo:border-left="none" fo:border-right="none" style:vertical-align="bottom"/>
    </style:style>
    <style:style style:name="OrgTableOddRowCellBottomDate" style:parent-style-name="OrgTableOddRowCellBottom" style:family="table-cell" style:data-style-name="OrgDateStyle"/>
    <style:style style:name="OrgTableOdd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RowCellBottomRDate" style:parent-style-name="OrgTableOddRowCellBottomR" style:family="table-cell" style:data-style-name="OrgDateStyle"/>
    <style:style style:name="OrgTableOdd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RowCellBottomLDate" style:parent-style-name="OrgTableOddRowCellBottomL" style:family="table-cell" style:data-style-name="OrgDateStyle"/>
    <style:style style:name="OrgTableOdd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RowCellBottomLRDate" style:parent-style-name="OrgTableOddRowCellBottomLR" style:family="table-cell" style:data-style-name="OrgDateStyle"/>
    <style:style style:name="OrgTableOdd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RowCellBottomBDate" style:parent-style-name="OrgTableOddRowCellBottomB" style:family="table-cell" style:data-style-name="OrgDateStyle"/>
    <style:style style:name="OrgTableOdd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RowCellBottomBRDate" style:parent-style-name="OrgTableOddRowCellBottomBR" style:family="table-cell" style:data-style-name="OrgDateStyle"/>
    <style:style style:name="OrgTableOdd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RowCellBottomBLDate" style:parent-style-name="OrgTableOddRowCellBottomBL" style:family="table-cell" style:data-style-name="OrgDateStyle"/>
    <style:style style:name="OrgTableOdd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RowCellBottomBLRDate" style:parent-style-name="OrgTableOddRowCellBottomBLR" style:family="table-cell" style:data-style-name="OrgDateStyle"/>
    <style:style style:name="OrgTableOdd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RowCellBottomTDate" style:parent-style-name="OrgTableOddRowCellBottomT" style:family="table-cell" style:data-style-name="OrgDateStyle"/>
    <style:style style:name="OrgTableOdd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RowCellBottomTRDate" style:parent-style-name="OrgTableOddRowCellBottomTR" style:family="table-cell" style:data-style-name="OrgDateStyle"/>
    <style:style style:name="OrgTableOdd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RowCellBottomTLDate" style:parent-style-name="OrgTableOddRowCellBottomTL" style:family="table-cell" style:data-style-name="OrgDateStyle"/>
    <style:style style:name="OrgTableOdd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RowCellBottomTLRDate" style:parent-style-name="OrgTableOddRowCellBottomTLR" style:family="table-cell" style:data-style-name="OrgDateStyle"/>
    <style:style style:name="OrgTableOdd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RowCellBottomTBDate" style:parent-style-name="OrgTableOddRowCellBottomTB" style:family="table-cell" style:data-style-name="OrgDateStyle"/>
    <style:style style:name="OrgTableOdd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RowCellBottomTBRDate" style:parent-style-name="OrgTableOddRowCellBottomTBR" style:family="table-cell" style:data-style-name="OrgDateStyle"/>
    <style:style style:name="OrgTableOdd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RowCellBottomTBLDate" style:parent-style-name="OrgTableOddRowCellBottomTBL" style:family="table-cell" style:data-style-name="OrgDateStyle"/>
    <style:style style:name="OrgTableOdd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OddRowCellBottomTBLRDate" style:parent-style-name="OrgTableOddRowCellBottomTBLR" style:family="table-cell" style:data-style-name="OrgDateStyle"/>
    <!-- END: table-cell styles OrgTableOddRowCell -->
    <!-- BEGIN: table-cell styles OrgTableEvenColumnCell -->
    <style:style style:name="OrgTableEvenColumnCell" style:family="table-cell">
      <style:table-cell-properties fo:padding="0.159cm" fo:border-top="none" fo:border-bottom="none" fo:border-left="none" fo:border-right="none"/>
    </style:style>
    <style:style style:name="OrgTableEvenColumnCellDate" style:parent-style-name="OrgTableEvenColumnCell" style:family="table-cell" style:data-style-name="OrgDateStyle"/>
    <style:style style:name="OrgTableEvenColumnCellR" style:family="table-cell">
      <style:table-cell-properties fo:padding="0.159cm" fo:border-top="none" fo:border-bottom="none" fo:border-left="none" fo:border-right="0.002cm solid #000000"/>
    </style:style>
    <style:style style:name="OrgTableEvenColumnCellRDate" style:parent-style-name="OrgTableEvenColumnCellR" style:family="table-cell" style:data-style-name="OrgDateStyle"/>
    <style:style style:name="OrgTableEvenColumnCellL" style:family="table-cell">
      <style:table-cell-properties fo:padding="0.159cm" fo:border-top="none" fo:border-bottom="none" fo:border-left="0.002cm solid #000000" fo:border-right="none"/>
    </style:style>
    <style:style style:name="OrgTableEvenColumnCellLDate" style:parent-style-name="OrgTableEvenColumnCellL" style:family="table-cell" style:data-style-name="OrgDateStyle"/>
    <style:style style:name="OrgTableEvenColumnCellLR" style:family="table-cell">
      <style:table-cell-properties fo:padding="0.159cm" fo:border-top="none" fo:border-bottom="none" fo:border-left="0.002cm solid #000000" fo:border-right="0.002cm solid #000000"/>
    </style:style>
    <style:style style:name="OrgTableEvenColumnCellLRDate" style:parent-style-name="OrgTableEvenColumnCellLR" style:family="table-cell" style:data-style-name="OrgDateStyle"/>
    <style:style style:name="OrgTableEvenColumnCellB" style:family="table-cell">
      <style:table-cell-properties fo:padding="0.159cm" fo:border-top="none" fo:border-bottom="0.002cm solid #000000" fo:border-left="none" fo:border-right="none"/>
    </style:style>
    <style:style style:name="OrgTableEvenColumnCellBDate" style:parent-style-name="OrgTableEvenColumnCellB" style:family="table-cell" style:data-style-name="OrgDateStyle"/>
    <style:style style:name="OrgTableEvenColumnCellBR" style:family="table-cell">
      <style:table-cell-properties fo:padding="0.159cm" fo:border-top="none" fo:border-bottom="0.002cm solid #000000" fo:border-left="none" fo:border-right="0.002cm solid #000000"/>
    </style:style>
    <style:style style:name="OrgTableEvenColumnCellBRDate" style:parent-style-name="OrgTableEvenColumnCellBR" style:family="table-cell" style:data-style-name="OrgDateStyle"/>
    <style:style style:name="OrgTableEvenColumnCellBL" style:family="table-cell">
      <style:table-cell-properties fo:padding="0.159cm" fo:border-top="none" fo:border-bottom="0.002cm solid #000000" fo:border-left="0.002cm solid #000000" fo:border-right="none"/>
    </style:style>
    <style:style style:name="OrgTableEvenColumnCellBLDate" style:parent-style-name="OrgTableEvenColumnCellBL" style:family="table-cell" style:data-style-name="OrgDateStyle"/>
    <style:style style:name="OrgTableEven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ColumnCellBLRDate" style:parent-style-name="OrgTableEvenColumnCellBLR" style:family="table-cell" style:data-style-name="OrgDateStyle"/>
    <style:style style:name="OrgTableEvenColumnCellT" style:family="table-cell">
      <style:table-cell-properties fo:padding="0.159cm" fo:border-top="0.002cm solid #000000" fo:border-bottom="none" fo:border-left="none" fo:border-right="none"/>
    </style:style>
    <style:style style:name="OrgTableEvenColumnCellTDate" style:parent-style-name="OrgTableEvenColumnCellT" style:family="table-cell" style:data-style-name="OrgDateStyle"/>
    <style:style style:name="OrgTableEvenColumnCellTR" style:family="table-cell">
      <style:table-cell-properties fo:padding="0.159cm" fo:border-top="0.002cm solid #000000" fo:border-bottom="none" fo:border-left="none" fo:border-right="0.002cm solid #000000"/>
    </style:style>
    <style:style style:name="OrgTableEvenColumnCellTRDate" style:parent-style-name="OrgTableEvenColumnCellTR" style:family="table-cell" style:data-style-name="OrgDateStyle"/>
    <style:style style:name="OrgTableEvenColumnCellTL" style:family="table-cell">
      <style:table-cell-properties fo:padding="0.159cm" fo:border-top="0.002cm solid #000000" fo:border-bottom="none" fo:border-left="0.002cm solid #000000" fo:border-right="none"/>
    </style:style>
    <style:style style:name="OrgTableEvenColumnCellTLDate" style:parent-style-name="OrgTableEvenColumnCellTL" style:family="table-cell" style:data-style-name="OrgDateStyle"/>
    <style:style style:name="OrgTableEven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ColumnCellTLRDate" style:parent-style-name="OrgTableEvenColumnCellTLR" style:family="table-cell" style:data-style-name="OrgDateStyle"/>
    <style:style style:name="OrgTableEvenColumnCellTB" style:family="table-cell">
      <style:table-cell-properties fo:padding="0.159cm" fo:border-top="0.002cm solid #000000" fo:border-bottom="0.002cm solid #000000" fo:border-left="none" fo:border-right="none"/>
    </style:style>
    <style:style style:name="OrgTableEvenColumnCellTBDate" style:parent-style-name="OrgTableEvenColumnCellTB" style:family="table-cell" style:data-style-name="OrgDateStyle"/>
    <style:style style:name="OrgTableEven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ColumnCellTBRDate" style:parent-style-name="OrgTableEvenColumnCellTBR" style:family="table-cell" style:data-style-name="OrgDateStyle"/>
    <style:style style:name="OrgTableEven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ColumnCellTBLDate" style:parent-style-name="OrgTableEvenColumnCellTBL" style:family="table-cell" style:data-style-name="OrgDateStyle"/>
    <style:style style:name="OrgTableEven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ColumnCellTBLRDate" style:parent-style-name="OrgTableEvenColumnCellTBLR" style:family="table-cell" style:data-style-name="OrgDateStyle"/>
    <style:style style:name="OrgTableEvenColumnCellTop" style:family="table-cell">
      <style:table-cell-properties fo:padding="0.159cm" fo:border-top="none" fo:border-bottom="none" fo:border-left="none" fo:border-right="none" style:vertical-align="top"/>
    </style:style>
    <style:style style:name="OrgTableEvenColumnCellTopDate" style:parent-style-name="OrgTableEvenColumnCellTop" style:family="table-cell" style:data-style-name="OrgDateStyle"/>
    <style:style style:name="OrgTableEven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ColumnCellTopRDate" style:parent-style-name="OrgTableEvenColumnCellTopR" style:family="table-cell" style:data-style-name="OrgDateStyle"/>
    <style:style style:name="OrgTableEven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ColumnCellTopLDate" style:parent-style-name="OrgTableEvenColumnCellTopL" style:family="table-cell" style:data-style-name="OrgDateStyle"/>
    <style:style style:name="OrgTableEven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ColumnCellTopLRDate" style:parent-style-name="OrgTableEvenColumnCellTopLR" style:family="table-cell" style:data-style-name="OrgDateStyle"/>
    <style:style style:name="OrgTableEven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ColumnCellTopBDate" style:parent-style-name="OrgTableEvenColumnCellTopB" style:family="table-cell" style:data-style-name="OrgDateStyle"/>
    <style:style style:name="OrgTableEven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ColumnCellTopBRDate" style:parent-style-name="OrgTableEvenColumnCellTopBR" style:family="table-cell" style:data-style-name="OrgDateStyle"/>
    <style:style style:name="OrgTableEven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ColumnCellTopBLDate" style:parent-style-name="OrgTableEvenColumnCellTopBL" style:family="table-cell" style:data-style-name="OrgDateStyle"/>
    <style:style style:name="OrgTableEven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ColumnCellTopBLRDate" style:parent-style-name="OrgTableEvenColumnCellTopBLR" style:family="table-cell" style:data-style-name="OrgDateStyle"/>
    <style:style style:name="OrgTableEven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ColumnCellTopTDate" style:parent-style-name="OrgTableEvenColumnCellTopT" style:family="table-cell" style:data-style-name="OrgDateStyle"/>
    <style:style style:name="OrgTableEven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ColumnCellTopTRDate" style:parent-style-name="OrgTableEvenColumnCellTopTR" style:family="table-cell" style:data-style-name="OrgDateStyle"/>
    <style:style style:name="OrgTableEven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ColumnCellTopTLDate" style:parent-style-name="OrgTableEvenColumnCellTopTL" style:family="table-cell" style:data-style-name="OrgDateStyle"/>
    <style:style style:name="OrgTableEven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ColumnCellTopTLRDate" style:parent-style-name="OrgTableEvenColumnCellTopTLR" style:family="table-cell" style:data-style-name="OrgDateStyle"/>
    <style:style style:name="OrgTableEven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ColumnCellTopTBDate" style:parent-style-name="OrgTableEvenColumnCellTopTB" style:family="table-cell" style:data-style-name="OrgDateStyle"/>
    <style:style style:name="OrgTableEven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ColumnCellTopTBRDate" style:parent-style-name="OrgTableEvenColumnCellTopTBR" style:family="table-cell" style:data-style-name="OrgDateStyle"/>
    <style:style style:name="OrgTableEven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ColumnCellTopTBLDate" style:parent-style-name="OrgTableEvenColumnCellTopTBL" style:family="table-cell" style:data-style-name="OrgDateStyle"/>
    <style:style style:name="OrgTableEven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ColumnCellTopTBLRDate" style:parent-style-name="OrgTableEvenColumnCellTopTBLR" style:family="table-cell" style:data-style-name="OrgDateStyle"/>
    <style:style style:name="OrgTableEvenColumnCellMiddle" style:family="table-cell">
      <style:table-cell-properties fo:padding="0.159cm" fo:border-top="none" fo:border-bottom="none" fo:border-left="none" fo:border-right="none" style:vertical-align="middle"/>
    </style:style>
    <style:style style:name="OrgTableEvenColumnCellMiddleDate" style:parent-style-name="OrgTableEvenColumnCellMiddle" style:family="table-cell" style:data-style-name="OrgDateStyle"/>
    <style:style style:name="OrgTableEven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ColumnCellMiddleRDate" style:parent-style-name="OrgTableEvenColumnCellMiddleR" style:family="table-cell" style:data-style-name="OrgDateStyle"/>
    <style:style style:name="OrgTableEven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ColumnCellMiddleLDate" style:parent-style-name="OrgTableEvenColumnCellMiddleL" style:family="table-cell" style:data-style-name="OrgDateStyle"/>
    <style:style style:name="OrgTableEven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ColumnCellMiddleLRDate" style:parent-style-name="OrgTableEvenColumnCellMiddleLR" style:family="table-cell" style:data-style-name="OrgDateStyle"/>
    <style:style style:name="OrgTableEven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ColumnCellMiddleBDate" style:parent-style-name="OrgTableEvenColumnCellMiddleB" style:family="table-cell" style:data-style-name="OrgDateStyle"/>
    <style:style style:name="OrgTableEven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ColumnCellMiddleBRDate" style:parent-style-name="OrgTableEvenColumnCellMiddleBR" style:family="table-cell" style:data-style-name="OrgDateStyle"/>
    <style:style style:name="OrgTableEven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ColumnCellMiddleBLDate" style:parent-style-name="OrgTableEvenColumnCellMiddleBL" style:family="table-cell" style:data-style-name="OrgDateStyle"/>
    <style:style style:name="OrgTableEven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ColumnCellMiddleBLRDate" style:parent-style-name="OrgTableEvenColumnCellMiddleBLR" style:family="table-cell" style:data-style-name="OrgDateStyle"/>
    <style:style style:name="OrgTableEven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ColumnCellMiddleTDate" style:parent-style-name="OrgTableEvenColumnCellMiddleT" style:family="table-cell" style:data-style-name="OrgDateStyle"/>
    <style:style style:name="OrgTableEven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ColumnCellMiddleTRDate" style:parent-style-name="OrgTableEvenColumnCellMiddleTR" style:family="table-cell" style:data-style-name="OrgDateStyle"/>
    <style:style style:name="OrgTableEven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ColumnCellMiddleTLDate" style:parent-style-name="OrgTableEvenColumnCellMiddleTL" style:family="table-cell" style:data-style-name="OrgDateStyle"/>
    <style:style style:name="OrgTableEven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ColumnCellMiddleTLRDate" style:parent-style-name="OrgTableEvenColumnCellMiddleTLR" style:family="table-cell" style:data-style-name="OrgDateStyle"/>
    <style:style style:name="OrgTableEven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ColumnCellMiddleTBDate" style:parent-style-name="OrgTableEvenColumnCellMiddleTB" style:family="table-cell" style:data-style-name="OrgDateStyle"/>
    <style:style style:name="OrgTableEven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ColumnCellMiddleTBRDate" style:parent-style-name="OrgTableEvenColumnCellMiddleTBR" style:family="table-cell" style:data-style-name="OrgDateStyle"/>
    <style:style style:name="OrgTableEven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ColumnCellMiddleTBLDate" style:parent-style-name="OrgTableEvenColumnCellMiddleTBL" style:family="table-cell" style:data-style-name="OrgDateStyle"/>
    <style:style style:name="OrgTableEven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ColumnCellMiddleTBLRDate" style:parent-style-name="OrgTableEvenColumnCellMiddleTBLR" style:family="table-cell" style:data-style-name="OrgDateStyle"/>
    <style:style style:name="OrgTableEvenColumnCellBottom" style:family="table-cell">
      <style:table-cell-properties fo:padding="0.159cm" fo:border-top="none" fo:border-bottom="none" fo:border-left="none" fo:border-right="none" style:vertical-align="bottom"/>
    </style:style>
    <style:style style:name="OrgTableEvenColumnCellBottomDate" style:parent-style-name="OrgTableEvenColumnCellBottom" style:family="table-cell" style:data-style-name="OrgDateStyle"/>
    <style:style style:name="OrgTableEven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ColumnCellBottomRDate" style:parent-style-name="OrgTableEvenColumnCellBottomR" style:family="table-cell" style:data-style-name="OrgDateStyle"/>
    <style:style style:name="OrgTableEven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ColumnCellBottomLDate" style:parent-style-name="OrgTableEvenColumnCellBottomL" style:family="table-cell" style:data-style-name="OrgDateStyle"/>
    <style:style style:name="OrgTableEven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ColumnCellBottomLRDate" style:parent-style-name="OrgTableEvenColumnCellBottomLR" style:family="table-cell" style:data-style-name="OrgDateStyle"/>
    <style:style style:name="OrgTableEven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ColumnCellBottomBDate" style:parent-style-name="OrgTableEvenColumnCellBottomB" style:family="table-cell" style:data-style-name="OrgDateStyle"/>
    <style:style style:name="OrgTableEven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ColumnCellBottomBRDate" style:parent-style-name="OrgTableEvenColumnCellBottomBR" style:family="table-cell" style:data-style-name="OrgDateStyle"/>
    <style:style style:name="OrgTableEven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ColumnCellBottomBLDate" style:parent-style-name="OrgTableEvenColumnCellBottomBL" style:family="table-cell" style:data-style-name="OrgDateStyle"/>
    <style:style style:name="OrgTableEven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ColumnCellBottomBLRDate" style:parent-style-name="OrgTableEvenColumnCellBottomBLR" style:family="table-cell" style:data-style-name="OrgDateStyle"/>
    <style:style style:name="OrgTableEven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ColumnCellBottomTDate" style:parent-style-name="OrgTableEvenColumnCellBottomT" style:family="table-cell" style:data-style-name="OrgDateStyle"/>
    <style:style style:name="OrgTableEven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ColumnCellBottomTRDate" style:parent-style-name="OrgTableEvenColumnCellBottomTR" style:family="table-cell" style:data-style-name="OrgDateStyle"/>
    <style:style style:name="OrgTableEven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ColumnCellBottomTLDate" style:parent-style-name="OrgTableEvenColumnCellBottomTL" style:family="table-cell" style:data-style-name="OrgDateStyle"/>
    <style:style style:name="OrgTableEven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ColumnCellBottomTLRDate" style:parent-style-name="OrgTableEvenColumnCellBottomTLR" style:family="table-cell" style:data-style-name="OrgDateStyle"/>
    <style:style style:name="OrgTableEven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ColumnCellBottomTBDate" style:parent-style-name="OrgTableEvenColumnCellBottomTB" style:family="table-cell" style:data-style-name="OrgDateStyle"/>
    <style:style style:name="OrgTableEven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ColumnCellBottomTBRDate" style:parent-style-name="OrgTableEvenColumnCellBottomTBR" style:family="table-cell" style:data-style-name="OrgDateStyle"/>
    <style:style style:name="OrgTableEven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ColumnCellBottomTBLDate" style:parent-style-name="OrgTableEvenColumnCellBottomTBL" style:family="table-cell" style:data-style-name="OrgDateStyle"/>
    <style:style style:name="OrgTableEven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EvenColumnCellBottomTBLRDate" style:parent-style-name="OrgTableEvenColumnCellBottomTBLR" style:family="table-cell" style:data-style-name="OrgDateStyle"/>
    <!-- END: table-cell styles OrgTableEvenColumnCell -->
    <!-- BEGIN: table-cell styles OrgTableOddColumnCell -->
    <style:style style:name="OrgTableOddColumnCell" style:family="table-cell">
      <style:table-cell-properties fo:padding="0.159cm" fo:border-top="none" fo:border-bottom="none" fo:border-left="none" fo:border-right="none"/>
    </style:style>
    <style:style style:name="OrgTableOddColumnCellDate" style:parent-style-name="OrgTableOddColumnCell" style:family="table-cell" style:data-style-name="OrgDateStyle"/>
    <style:style style:name="OrgTableOddColumnCellR" style:family="table-cell">
      <style:table-cell-properties fo:padding="0.159cm" fo:border-top="none" fo:border-bottom="none" fo:border-left="none" fo:border-right="0.002cm solid #000000"/>
    </style:style>
    <style:style style:name="OrgTableOddColumnCellRDate" style:parent-style-name="OrgTableOddColumnCellR" style:family="table-cell" style:data-style-name="OrgDateStyle"/>
    <style:style style:name="OrgTableOddColumnCellL" style:family="table-cell">
      <style:table-cell-properties fo:padding="0.159cm" fo:border-top="none" fo:border-bottom="none" fo:border-left="0.002cm solid #000000" fo:border-right="none"/>
    </style:style>
    <style:style style:name="OrgTableOddColumnCellLDate" style:parent-style-name="OrgTableOddColumnCellL" style:family="table-cell" style:data-style-name="OrgDateStyle"/>
    <style:style style:name="OrgTableOddColumnCellLR" style:family="table-cell">
      <style:table-cell-properties fo:padding="0.159cm" fo:border-top="none" fo:border-bottom="none" fo:border-left="0.002cm solid #000000" fo:border-right="0.002cm solid #000000"/>
    </style:style>
    <style:style style:name="OrgTableOddColumnCellLRDate" style:parent-style-name="OrgTableOddColumnCellLR" style:family="table-cell" style:data-style-name="OrgDateStyle"/>
    <style:style style:name="OrgTableOddColumnCellB" style:family="table-cell">
      <style:table-cell-properties fo:padding="0.159cm" fo:border-top="none" fo:border-bottom="0.002cm solid #000000" fo:border-left="none" fo:border-right="none"/>
    </style:style>
    <style:style style:name="OrgTableOddColumnCellBDate" style:parent-style-name="OrgTableOddColumnCellB" style:family="table-cell" style:data-style-name="OrgDateStyle"/>
    <style:style style:name="OrgTableOddColumnCellBR" style:family="table-cell">
      <style:table-cell-properties fo:padding="0.159cm" fo:border-top="none" fo:border-bottom="0.002cm solid #000000" fo:border-left="none" fo:border-right="0.002cm solid #000000"/>
    </style:style>
    <style:style style:name="OrgTableOddColumnCellBRDate" style:parent-style-name="OrgTableOddColumnCellBR" style:family="table-cell" style:data-style-name="OrgDateStyle"/>
    <style:style style:name="OrgTableOddColumnCellBL" style:family="table-cell">
      <style:table-cell-properties fo:padding="0.159cm" fo:border-top="none" fo:border-bottom="0.002cm solid #000000" fo:border-left="0.002cm solid #000000" fo:border-right="none"/>
    </style:style>
    <style:style style:name="OrgTableOddColumnCellBLDate" style:parent-style-name="OrgTableOddColumnCellBL" style:family="table-cell" style:data-style-name="OrgDateStyle"/>
    <style:style style:name="OrgTableOdd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ColumnCellBLRDate" style:parent-style-name="OrgTableOddColumnCellBLR" style:family="table-cell" style:data-style-name="OrgDateStyle"/>
    <style:style style:name="OrgTableOddColumnCellT" style:family="table-cell">
      <style:table-cell-properties fo:padding="0.159cm" fo:border-top="0.002cm solid #000000" fo:border-bottom="none" fo:border-left="none" fo:border-right="none"/>
    </style:style>
    <style:style style:name="OrgTableOddColumnCellTDate" style:parent-style-name="OrgTableOddColumnCellT" style:family="table-cell" style:data-style-name="OrgDateStyle"/>
    <style:style style:name="OrgTableOddColumnCellTR" style:family="table-cell">
      <style:table-cell-properties fo:padding="0.159cm" fo:border-top="0.002cm solid #000000" fo:border-bottom="none" fo:border-left="none" fo:border-right="0.002cm solid #000000"/>
    </style:style>
    <style:style style:name="OrgTableOddColumnCellTRDate" style:parent-style-name="OrgTableOddColumnCellTR" style:family="table-cell" style:data-style-name="OrgDateStyle"/>
    <style:style style:name="OrgTableOddColumnCellTL" style:family="table-cell">
      <style:table-cell-properties fo:padding="0.159cm" fo:border-top="0.002cm solid #000000" fo:border-bottom="none" fo:border-left="0.002cm solid #000000" fo:border-right="none"/>
    </style:style>
    <style:style style:name="OrgTableOddColumnCellTLDate" style:parent-style-name="OrgTableOddColumnCellTL" style:family="table-cell" style:data-style-name="OrgDateStyle"/>
    <style:style style:name="OrgTableOdd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ColumnCellTLRDate" style:parent-style-name="OrgTableOddColumnCellTLR" style:family="table-cell" style:data-style-name="OrgDateStyle"/>
    <style:style style:name="OrgTableOddColumnCellTB" style:family="table-cell">
      <style:table-cell-properties fo:padding="0.159cm" fo:border-top="0.002cm solid #000000" fo:border-bottom="0.002cm solid #000000" fo:border-left="none" fo:border-right="none"/>
    </style:style>
    <style:style style:name="OrgTableOddColumnCellTBDate" style:parent-style-name="OrgTableOddColumnCellTB" style:family="table-cell" style:data-style-name="OrgDateStyle"/>
    <style:style style:name="OrgTableOdd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ColumnCellTBRDate" style:parent-style-name="OrgTableOddColumnCellTBR" style:family="table-cell" style:data-style-name="OrgDateStyle"/>
    <style:style style:name="OrgTableOdd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ColumnCellTBLDate" style:parent-style-name="OrgTableOddColumnCellTBL" style:family="table-cell" style:data-style-name="OrgDateStyle"/>
    <style:style style:name="OrgTableOdd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ColumnCellTBLRDate" style:parent-style-name="OrgTableOddColumnCellTBLR" style:family="table-cell" style:data-style-name="OrgDateStyle"/>
    <style:style style:name="OrgTableOddColumnCellTop" style:family="table-cell">
      <style:table-cell-properties fo:padding="0.159cm" fo:border-top="none" fo:border-bottom="none" fo:border-left="none" fo:border-right="none" style:vertical-align="top"/>
    </style:style>
    <style:style style:name="OrgTableOddColumnCellTopDate" style:parent-style-name="OrgTableOddColumnCellTop" style:family="table-cell" style:data-style-name="OrgDateStyle"/>
    <style:style style:name="OrgTableOdd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ColumnCellTopRDate" style:parent-style-name="OrgTableOddColumnCellTopR" style:family="table-cell" style:data-style-name="OrgDateStyle"/>
    <style:style style:name="OrgTableOdd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ColumnCellTopLDate" style:parent-style-name="OrgTableOddColumnCellTopL" style:family="table-cell" style:data-style-name="OrgDateStyle"/>
    <style:style style:name="OrgTableOdd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ColumnCellTopLRDate" style:parent-style-name="OrgTableOddColumnCellTopLR" style:family="table-cell" style:data-style-name="OrgDateStyle"/>
    <style:style style:name="OrgTableOdd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ColumnCellTopBDate" style:parent-style-name="OrgTableOddColumnCellTopB" style:family="table-cell" style:data-style-name="OrgDateStyle"/>
    <style:style style:name="OrgTableOdd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ColumnCellTopBRDate" style:parent-style-name="OrgTableOddColumnCellTopBR" style:family="table-cell" style:data-style-name="OrgDateStyle"/>
    <style:style style:name="OrgTableOdd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ColumnCellTopBLDate" style:parent-style-name="OrgTableOddColumnCellTopBL" style:family="table-cell" style:data-style-name="OrgDateStyle"/>
    <style:style style:name="OrgTableOdd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ColumnCellTopBLRDate" style:parent-style-name="OrgTableOddColumnCellTopBLR" style:family="table-cell" style:data-style-name="OrgDateStyle"/>
    <style:style style:name="OrgTableOdd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ColumnCellTopTDate" style:parent-style-name="OrgTableOddColumnCellTopT" style:family="table-cell" style:data-style-name="OrgDateStyle"/>
    <style:style style:name="OrgTableOdd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ColumnCellTopTRDate" style:parent-style-name="OrgTableOddColumnCellTopTR" style:family="table-cell" style:data-style-name="OrgDateStyle"/>
    <style:style style:name="OrgTableOdd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ColumnCellTopTLDate" style:parent-style-name="OrgTableOddColumnCellTopTL" style:family="table-cell" style:data-style-name="OrgDateStyle"/>
    <style:style style:name="OrgTableOdd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ColumnCellTopTLRDate" style:parent-style-name="OrgTableOddColumnCellTopTLR" style:family="table-cell" style:data-style-name="OrgDateStyle"/>
    <style:style style:name="OrgTableOdd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ColumnCellTopTBDate" style:parent-style-name="OrgTableOddColumnCellTopTB" style:family="table-cell" style:data-style-name="OrgDateStyle"/>
    <style:style style:name="OrgTableOdd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ColumnCellTopTBRDate" style:parent-style-name="OrgTableOddColumnCellTopTBR" style:family="table-cell" style:data-style-name="OrgDateStyle"/>
    <style:style style:name="OrgTableOdd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ColumnCellTopTBLDate" style:parent-style-name="OrgTableOddColumnCellTopTBL" style:family="table-cell" style:data-style-name="OrgDateStyle"/>
    <style:style style:name="OrgTableOdd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ColumnCellTopTBLRDate" style:parent-style-name="OrgTableOddColumnCellTopTBLR" style:family="table-cell" style:data-style-name="OrgDateStyle"/>
    <style:style style:name="OrgTableOddColumnCellMiddle" style:family="table-cell">
      <style:table-cell-properties fo:padding="0.159cm" fo:border-top="none" fo:border-bottom="none" fo:border-left="none" fo:border-right="none" style:vertical-align="middle"/>
    </style:style>
    <style:style style:name="OrgTableOddColumnCellMiddleDate" style:parent-style-name="OrgTableOddColumnCellMiddle" style:family="table-cell" style:data-style-name="OrgDateStyle"/>
    <style:style style:name="OrgTableOdd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ColumnCellMiddleRDate" style:parent-style-name="OrgTableOddColumnCellMiddleR" style:family="table-cell" style:data-style-name="OrgDateStyle"/>
    <style:style style:name="OrgTableOdd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ColumnCellMiddleLDate" style:parent-style-name="OrgTableOddColumnCellMiddleL" style:family="table-cell" style:data-style-name="OrgDateStyle"/>
    <style:style style:name="OrgTableOdd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ColumnCellMiddleLRDate" style:parent-style-name="OrgTableOddColumnCellMiddleLR" style:family="table-cell" style:data-style-name="OrgDateStyle"/>
    <style:style style:name="OrgTableOdd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ColumnCellMiddleBDate" style:parent-style-name="OrgTableOddColumnCellMiddleB" style:family="table-cell" style:data-style-name="OrgDateStyle"/>
    <style:style style:name="OrgTableOdd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ColumnCellMiddleBRDate" style:parent-style-name="OrgTableOddColumnCellMiddleBR" style:family="table-cell" style:data-style-name="OrgDateStyle"/>
    <style:style style:name="OrgTableOdd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ColumnCellMiddleBLDate" style:parent-style-name="OrgTableOddColumnCellMiddleBL" style:family="table-cell" style:data-style-name="OrgDateStyle"/>
    <style:style style:name="OrgTableOdd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ColumnCellMiddleBLRDate" style:parent-style-name="OrgTableOddColumnCellMiddleBLR" style:family="table-cell" style:data-style-name="OrgDateStyle"/>
    <style:style style:name="OrgTableOdd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ColumnCellMiddleTDate" style:parent-style-name="OrgTableOddColumnCellMiddleT" style:family="table-cell" style:data-style-name="OrgDateStyle"/>
    <style:style style:name="OrgTableOdd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ColumnCellMiddleTRDate" style:parent-style-name="OrgTableOddColumnCellMiddleTR" style:family="table-cell" style:data-style-name="OrgDateStyle"/>
    <style:style style:name="OrgTableOdd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ColumnCellMiddleTLDate" style:parent-style-name="OrgTableOddColumnCellMiddleTL" style:family="table-cell" style:data-style-name="OrgDateStyle"/>
    <style:style style:name="OrgTableOdd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ColumnCellMiddleTLRDate" style:parent-style-name="OrgTableOddColumnCellMiddleTLR" style:family="table-cell" style:data-style-name="OrgDateStyle"/>
    <style:style style:name="OrgTableOdd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ColumnCellMiddleTBDate" style:parent-style-name="OrgTableOddColumnCellMiddleTB" style:family="table-cell" style:data-style-name="OrgDateStyle"/>
    <style:style style:name="OrgTableOdd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ColumnCellMiddleTBRDate" style:parent-style-name="OrgTableOddColumnCellMiddleTBR" style:family="table-cell" style:data-style-name="OrgDateStyle"/>
    <style:style style:name="OrgTableOdd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ColumnCellMiddleTBLDate" style:parent-style-name="OrgTableOddColumnCellMiddleTBL" style:family="table-cell" style:data-style-name="OrgDateStyle"/>
    <style:style style:name="OrgTableOdd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ColumnCellMiddleTBLRDate" style:parent-style-name="OrgTableOddColumnCellMiddleTBLR" style:family="table-cell" style:data-style-name="OrgDateStyle"/>
    <style:style style:name="OrgTableOddColumnCellBottom" style:family="table-cell">
      <style:table-cell-properties fo:padding="0.159cm" fo:border-top="none" fo:border-bottom="none" fo:border-left="none" fo:border-right="none" style:vertical-align="bottom"/>
    </style:style>
    <style:style style:name="OrgTableOddColumnCellBottomDate" style:parent-style-name="OrgTableOddColumnCellBottom" style:family="table-cell" style:data-style-name="OrgDateStyle"/>
    <style:style style:name="OrgTableOdd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ColumnCellBottomRDate" style:parent-style-name="OrgTableOddColumnCellBottomR" style:family="table-cell" style:data-style-name="OrgDateStyle"/>
    <style:style style:name="OrgTableOdd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ColumnCellBottomLDate" style:parent-style-name="OrgTableOddColumnCellBottomL" style:family="table-cell" style:data-style-name="OrgDateStyle"/>
    <style:style style:name="OrgTableOdd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ColumnCellBottomLRDate" style:parent-style-name="OrgTableOddColumnCellBottomLR" style:family="table-cell" style:data-style-name="OrgDateStyle"/>
    <style:style style:name="OrgTableOdd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ColumnCellBottomBDate" style:parent-style-name="OrgTableOddColumnCellBottomB" style:family="table-cell" style:data-style-name="OrgDateStyle"/>
    <style:style style:name="OrgTableOdd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ColumnCellBottomBRDate" style:parent-style-name="OrgTableOddColumnCellBottomBR" style:family="table-cell" style:data-style-name="OrgDateStyle"/>
    <style:style style:name="OrgTableOdd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ColumnCellBottomBLDate" style:parent-style-name="OrgTableOddColumnCellBottomBL" style:family="table-cell" style:data-style-name="OrgDateStyle"/>
    <style:style style:name="OrgTableOdd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ColumnCellBottomBLRDate" style:parent-style-name="OrgTableOddColumnCellBottomBLR" style:family="table-cell" style:data-style-name="OrgDateStyle"/>
    <style:style style:name="OrgTableOdd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ColumnCellBottomTDate" style:parent-style-name="OrgTableOddColumnCellBottomT" style:family="table-cell" style:data-style-name="OrgDateStyle"/>
    <style:style style:name="OrgTableOdd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ColumnCellBottomTRDate" style:parent-style-name="OrgTableOddColumnCellBottomTR" style:family="table-cell" style:data-style-name="OrgDateStyle"/>
    <style:style style:name="OrgTableOdd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ColumnCellBottomTLDate" style:parent-style-name="OrgTableOddColumnCellBottomTL" style:family="table-cell" style:data-style-name="OrgDateStyle"/>
    <style:style style:name="OrgTableOdd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ColumnCellBottomTLRDate" style:parent-style-name="OrgTableOddColumnCellBottomTLR" style:family="table-cell" style:data-style-name="OrgDateStyle"/>
    <style:style style:name="OrgTableOdd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ColumnCellBottomTBDate" style:parent-style-name="OrgTableOddColumnCellBottomTB" style:family="table-cell" style:data-style-name="OrgDateStyle"/>
    <style:style style:name="OrgTableOdd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ColumnCellBottomTBRDate" style:parent-style-name="OrgTableOddColumnCellBottomTBR" style:family="table-cell" style:data-style-name="OrgDateStyle"/>
    <style:style style:name="OrgTableOdd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ColumnCellBottomTBLDate" style:parent-style-name="OrgTableOddColumnCellBottomTBL" style:family="table-cell" style:data-style-name="OrgDateStyle"/>
    <style:style style:name="OrgTableOdd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OddColumnCellBottomTBLRDate" style:parent-style-name="OrgTableOddColumnCellBottomTBLR" style:family="table-cell" style:data-style-name="OrgDateStyle"/>
    <!-- END: table-cell styles OrgTableOddColumnCell -->
    <!-- BEGIN: table-cell styles CustomTableCell -->
    <style:style style:name="CustomTable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CellDate" style:parent-style-name="CustomTableCell" style:family="table-cell" style:data-style-name="OrgDateStyle"/>
    <style:style style:name="CustomTable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CellTopDate" style:parent-style-name="CustomTableCellTop" style:family="table-cell" style:data-style-name="OrgDateStyle"/>
    <style:style style:name="CustomTable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CellMiddleDate" style:parent-style-name="CustomTableCellMiddle" style:family="table-cell" style:data-style-name="OrgDateStyle"/>
    <style:style style:name="CustomTable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CellBottomDate" style:parent-style-name="CustomTableCellBottom" style:family="table-cell" style:data-style-name="OrgDateStyle"/>
    <!-- END: table-cell styles CustomTableCell -->
    <!-- BEGIN: table-cell styles CustomTableFirstColumnCell -->
    <style:style style:name="CustomTableFir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ColumnCellDate" style:parent-style-name="CustomTableFirstColumnCell" style:family="table-cell" style:data-style-name="OrgDateStyle"/>
    <style:style style:name="CustomTableFir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ColumnCellTopDate" style:parent-style-name="CustomTableFirstColumnCellTop" style:family="table-cell" style:data-style-name="OrgDateStyle"/>
    <style:style style:name="CustomTableFir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ColumnCellMiddleDate" style:parent-style-name="CustomTableFirstColumnCellMiddle" style:family="table-cell" style:data-style-name="OrgDateStyle"/>
    <style:style style:name="CustomTableFir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ColumnCellBottomDate" style:parent-style-name="CustomTableFirstColumnCellBottom" style:family="table-cell" style:data-style-name="OrgDateStyle"/>
    <!-- END: table-cell styles CustomTableFirstColumnCell -->
    <!-- BEGIN: table-cell styles CustomTableLastColumnCell -->
    <style:style style:name="CustomTableLa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ColumnCellDate" style:parent-style-name="CustomTableLastColumnCell" style:family="table-cell" style:data-style-name="OrgDateStyle"/>
    <style:style style:name="CustomTableLa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ColumnCellTopDate" style:parent-style-name="CustomTableLastColumnCellTop" style:family="table-cell" style:data-style-name="OrgDateStyle"/>
    <style:style style:name="CustomTableLa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ColumnCellMiddleDate" style:parent-style-name="CustomTableLastColumnCellMiddle" style:family="table-cell" style:data-style-name="OrgDateStyle"/>
    <style:style style:name="CustomTableLa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ColumnCellBottomDate" style:parent-style-name="CustomTableLastColumnCellBottom" style:family="table-cell" style:data-style-name="OrgDateStyle"/>
    <!-- END: table-cell styles CustomTableLastColumnCell -->
    <!-- BEGIN: table-cell styles CustomTableFirstRowCell -->
    <style:style style:name="CustomTableFir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RowCellDate" style:parent-style-name="CustomTableFirstRowCell" style:family="table-cell" style:data-style-name="OrgDateStyle"/>
    <style:style style:name="CustomTableFir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RowCellTopDate" style:parent-style-name="CustomTableFirstRowCellTop" style:family="table-cell" style:data-style-name="OrgDateStyle"/>
    <style:style style:name="CustomTableFir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RowCellMiddleDate" style:parent-style-name="CustomTableFirstRowCellMiddle" style:family="table-cell" style:data-style-name="OrgDateStyle"/>
    <style:style style:name="CustomTableFir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RowCellBottomDate" style:parent-style-name="CustomTableFirstRowCellBottom" style:family="table-cell" style:data-style-name="OrgDateStyle"/>
    <!-- END: table-cell styles CustomTableFirstRowCell -->
    <!-- BEGIN: table-cell styles CustomTableLastRowCell -->
    <style:style style:name="CustomTableLa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RowCellDate" style:parent-style-name="CustomTableLastRowCell" style:family="table-cell" style:data-style-name="OrgDateStyle"/>
    <style:style style:name="CustomTableLa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RowCellTopDate" style:parent-style-name="CustomTableLastRowCellTop" style:family="table-cell" style:data-style-name="OrgDateStyle"/>
    <style:style style:name="CustomTableLa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RowCellMiddleDate" style:parent-style-name="CustomTableLastRowCellMiddle" style:family="table-cell" style:data-style-name="OrgDateStyle"/>
    <style:style style:name="CustomTableLa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RowCellBottomDate" style:parent-style-name="CustomTableLastRowCellBottom" style:family="table-cell" style:data-style-name="OrgDateStyle"/>
    <!-- END: table-cell styles CustomTableLastRowCell -->
    <!-- BEGIN: table-cell styles CustomTableEvenRowCell -->
    <style:style style:name="CustomTableEven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RowCellDate" style:parent-style-name="CustomTableEvenRowCell" style:family="table-cell" style:data-style-name="OrgDateStyle"/>
    <style:style style:name="CustomTableEven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RowCellTopDate" style:parent-style-name="CustomTableEvenRowCellTop" style:family="table-cell" style:data-style-name="OrgDateStyle"/>
    <style:style style:name="CustomTableEven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RowCellMiddleDate" style:parent-style-name="CustomTableEvenRowCellMiddle" style:family="table-cell" style:data-style-name="OrgDateStyle"/>
    <style:style style:name="CustomTableEven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RowCellBottomDate" style:parent-style-name="CustomTableEvenRowCellBottom" style:family="table-cell" style:data-style-name="OrgDateStyle"/>
    <!-- END: table-cell styles CustomTableEvenRowCell -->
    <!-- BEGIN: table-cell styles CustomTableOddRowCell -->
    <style:style style:name="CustomTableOdd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RowCellDate" style:parent-style-name="CustomTableOddRowCell" style:family="table-cell" style:data-style-name="OrgDateStyle"/>
    <style:style style:name="CustomTableOdd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RowCellTopDate" style:parent-style-name="CustomTableOddRowCellTop" style:family="table-cell" style:data-style-name="OrgDateStyle"/>
    <style:style style:name="CustomTableOdd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RowCellMiddleDate" style:parent-style-name="CustomTableOddRowCellMiddle" style:family="table-cell" style:data-style-name="OrgDateStyle"/>
    <style:style style:name="CustomTableOdd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RowCellBottomDate" style:parent-style-name="CustomTableOddRowCellBottom" style:family="table-cell" style:data-style-name="OrgDateStyle"/>
    <!-- END: table-cell styles CustomTableOddRowCell -->
    <!-- BEGIN: table-cell styles CustomTableEvenColumnCell -->
    <style:style style:name="CustomTableEven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ColumnCellDate" style:parent-style-name="CustomTableEvenColumnCell" style:family="table-cell" style:data-style-name="OrgDateStyle"/>
    <style:style style:name="CustomTableEven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ColumnCellTopDate" style:parent-style-name="CustomTableEvenColumnCellTop" style:family="table-cell" style:data-style-name="OrgDateStyle"/>
    <style:style style:name="CustomTableEven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ColumnCellMiddleDate" style:parent-style-name="CustomTableEvenColumnCellMiddle" style:family="table-cell" style:data-style-name="OrgDateStyle"/>
    <style:style style:name="CustomTableEven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ColumnCellBottomDate" style:parent-style-name="CustomTableEvenColumnCellBottom" style:family="table-cell" style:data-style-name="OrgDateStyle"/>
    <!-- END: table-cell styles CustomTableEvenColumnCell -->
    <!-- BEGIN: table-cell styles CustomTableOddColumnCell -->
    <style:style style:name="CustomTableOdd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ColumnCellDate" style:parent-style-name="CustomTableOddColumnCell" style:family="table-cell" style:data-style-name="OrgDateStyle"/>
    <style:style style:name="CustomTableOdd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ColumnCellTopDate" style:parent-style-name="CustomTableOddColumnCellTop" style:family="table-cell" style:data-style-name="OrgDateStyle"/>
    <style:style style:name="CustomTableOdd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ColumnCellMiddleDate" style:parent-style-name="CustomTableOddColumnCellMiddle" style:family="table-cell" style:data-style-name="OrgDateStyle"/>
    <style:style style:name="CustomTableOdd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ColumnCellBottomDate" style:parent-style-name="CustomTableOddColumnCellBottom" style:family="table-cell" style:data-style-name="OrgDateStyle"/>
    <!-- END: table-cell styles CustomTableOddColumnCell -->
    <!-- BEGIN: OFFICE:AUTOMATIC-STYLES -->
    <number:date-style style:name="OrgDate1" number:automatic-order="true" number:format-source="fixed">
      <number:day number:style="long"/>
      <number:text>/</number:text>
      <number:month number:style="long"/>
      <number:text>/</number:text>
      <number:year number:style="long"/>
    </number:date-style>
    <number:date-style style:name="OrgDate2" number:automatic-order="true" number:format-source="fix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!-- END: OFFICE:AUTOMATIC-STYLES -->
    <!-- Section styles -->
    <!-- Default section style -->
    <style:style style:name="OrgSection" style:family="section">
      <style:section-properties style:editable="true">
        <style:columns fo:column-count="1" fo:column-gap="0cm"/>
      </style:section-properties>
    </style:style>
    <!-- Emit endnotes at the end of section     -->
    <!-- <style:style style:name="OrgSection" style:family="section"> -->
    <!--   <style:section-properties fo:background-color="transparent" style:editable="true"> -->
    <!--	<style:columns fo:column-count="1" fo:column-gap="0cm"/> -->
    <!--	<style:background-image/> -->
    <!--	<text:notes-configuration text:note-class="endnote"/> -->
    <!--   </style:section-properties> -->
    <!-- </style:style> -->
    <!-- Other handy section styles --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!-- Section styles for Table Of Contents and Other Indices --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!-- Indented sections, used as container for tables that occur
	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style:style style:name="OrgEquationTable" style:family="table" style:parent-style-name="OrgTable">
      <style:table-properties fo:margin-top="0cm" fo:margin-bottom="0.20cm" table:align="center" style:rel-width="96.00%"/>
    </style:style>
    <style:style style:name="OrgEquationTableColumn1" style:family="table-column" style:parent-style-name="OrgTableColumn">
      <style:table-column-properties style:rel-column-width="888*"/>
    </style:style>
    <style:style style:name="OrgEquationTableColumn2" style:family="table-column" style:parent-style-name="OrgTableColumn">
      <style:table-column-properties style:rel-column-width="111*"/>
    </style:style>
    <!-- BEGIN: Custom Table Template -->
    <style:style style:name="Custom" style:family="table">
      <style:table-properties style:rel-width="96%" fo:margin-top="0cm" fo:margin-bottom="0.20cm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!-- END: Custom Table Template -->
    <style:style style:name="OrgConnector" style:family="graphic">
      <style:graphic-properties draw:stroke="solid" svg:stroke-width="0.0cm" svg:stroke-color="#000000" draw:marker-start="" draw:marker-start-width="0.519cm" draw:marker-start-center="false" draw:marker-end="Arrowheads_20_2" draw:marker-end-width="0.617cm" draw:marker-end-center="false" draw:fill="none" draw:fill-color="#729fcf" draw:textarea-horizontal-align="justify" draw:textarea-vertical-align="middle" fo:padding-top="0.231cm" fo:padding-bottom="0.231cm" fo:padding-left="0.356cm" fo:padding-right="0.356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!-- BEGIN: TEXT:SEQUENCE-DECLS --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!-- END: TEXT:SEQUENCE-DECLS -->
      <!-- BEGIN: OFFICE:TEXT/METADATA -->
      <text:p text:style-name="OrgDocInfo"><text:initial-creator>Jambunathan K</text:initial-creator></text:p>
      <!-- END: OFFICE:TEXT/METADATA -->
      <text:table-of-content text:style-name="OrgIndexSection" text:protected="false" text:name="Table of Contents">
        <text:table-of-content-source text:outline-level="3" text:use-outline-level="false" text:use-index-source-styles="true" text:index-scope="document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OrgIndexSection" text:name="Table of Contents1_Head">
            <text:p text:style-name="Contents_20_Heading">Table of Contents</text:p>
          </text:index-title>
          <text:p text:style-name="Contents_20_1"><text:a xlink:type="simple" xlink:href="#orgda7bf4f">1. Contents</text:a></text:p>
        </text:index-body>
      </text:table-of-content>
      <!-- BEGIN: OFFICE:TEXT/CONTENTS -->
      <text:p text:style-name="OrgSrcBlockLastLine">(<text:span text:style-name="OrgSrcFontLockKeywordFace">setq</text:span><text:s/>org-odt-create-custom-styles-for-srcblocks<text:s/>t)</text:p>
      <text:h text:style-name="Heading_20_1" text:outline-level="1"><text:bookmark-start text:name="orgda7bf4f"/>Contents<text:bookmark-end text:name="orgda7bf4f"/></text:h>
      <text:p text:style-name="OrgSrcBlock">(custom-set-variables</text:p>
      <text:p text:style-name="OrgSrcBlock"><text:s/><text:span text:style-name="OrgSrcFontLockCommentDelimiterFace">;;<text:s/></text:span><text:span text:style-name="OrgSrcFontLockCommentFace">enable<text:s/>these<text:s/>two<text:s/>if<text:s/>you<text:s/>have<text:s/>installed<text:s/>BasicODConverter<text:s/>and<text:s/>want</text:span></text:p>
      <text:p text:style-name="OrgSrcBlock"><text:s/><text:span text:style-name="OrgSrcFontLockCommentDelimiterFace">;;<text:s/></text:span><text:span text:style-name="OrgSrcFontLockCommentFace">to<text:s/>export<text:s/>directly<text:s/>to<text:s/>pdf<text:s/>via<text:s/>odt</text:span></text:p>
      <text:p text:style-name="OrgSrcBlock"><text:s/><text:span text:style-name="OrgSrcFontLockCommentDelimiterFace">;;<text:s/></text:span><text:span text:style-name="OrgSrcFontLockCommentFace">'(org-export-odt-preferred-output-format<text:s/>"pdf")<text:s/>;;</text:span></text:p>
      <text:p text:style-name="OrgSrcBlock"><text:s/><text:span text:style-name="OrgSrcFontLockCommentDelimiterFace">;;<text:s/></text:span><text:span text:style-name="OrgSrcFontLockCommentFace">'(org-export-odt-convert-process<text:s/>"BasicODConverter")</text:span></text:p>
      <text:p text:style-name="OrgSrcBlock"><text:s/>'(org-export-odt-table-styles</text:p>
      <text:p text:style-name="OrgSrcBlock"><text:s/><text:s/><text:s/>(<text:span text:style-name="OrgSrcFontLockKeywordFace">quote</text:span><text:s/>((<text:span text:style-name="OrgSrcFontLockStringFace">"OrgEquation"</text:span><text:s/><text:span text:style-name="OrgSrcFontLockStringFace">"OrgEquation"</text:span></text:p>
      <text:p text:style-name="OrgSrcBlock"><text:tab/><text:s/><text:s/><text:s/><text:s/>((use-first-column-styles<text:s/>.<text:s/>t)<text:s/>(use-last-column-styles<text:s/>.<text:s/>t)))</text:p>
      <text:p text:style-name="OrgSrcBlock"><text:tab/><text:s/><text:s/><text:s/>(<text:span text:style-name="OrgSrcFontLockStringFace">"TableWithHeaderRowAndColumn"</text:span><text:s/><text:span text:style-name="OrgSrcFontLockStringFace">"Custom"</text:span></text:p>
      <text:p text:style-name="OrgSrcBlock"><text:tab/><text:s/><text:s/><text:s/><text:s/>((use-first-row-styles<text:s/>.<text:s/>t)<text:s/>(use-first-column-styles<text:s/>.<text:s/>t)))</text:p>
      <text:p text:style-name="OrgSrcBlock"><text:tab/><text:s/><text:s/><text:s/>(<text:span text:style-name="OrgSrcFontLockStringFace">"TableWithFirstRowandLastRow"</text:span><text:s/><text:span text:style-name="OrgSrcFontLockStringFace">"Custom"</text:span></text:p>
      <text:p text:style-name="OrgSrcBlock"><text:tab/><text:s/><text:s/><text:s/><text:s/>((use-first-row-styles<text:s/>.<text:s/>t)<text:s/>(use-last-row-styles<text:s/>.<text:s/>t))))))</text:p>
      <text:p text:style-name="OrgSrcBlock"><text:s/>'(org-latex-to-mathml-convert-command<text:s/><text:span text:style-name="OrgSrcFontLockStringFace">"java<text:s/>-jar<text:s/>%j<text:s/>-unicode<text:s/>-force<text:s/>-df<text:s/>%o<text:s/>%I"</text:span>)</text:p>
      <text:p text:style-name="OrgSrcBlockLastLine"><text:s/>'(org-latex-to-mathml-jar-file<text:s/><text:span text:style-name="OrgSrcFontLockStringFace">"~/tmp-odt/mathtoweb.jar"</text:span>))</text:p>
      <text:p text:style-name="Listing">Listing <text:bookmark text:name="org643ebca"/><text:sequence text:ref-name="org643ebca" text:name="Listing" text:formula="ooow:Listing+1" style:num-format="1">1.1</text:sequence>: Style your tables</text:p>
      <!-- END: OFFICE:TEXT/CONTENTS --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!-- BEGIN: Properties Drawer --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!-- END: Properties Drawer --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Graphics">
      <style:graphic-properties text:anchor-type="paragraph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style:style style:name="OrgDescriptionTerm" style:family="text">
      <style:text-properties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text:list-style style:name="OrgSrcBlockNumberedLine">
      <text:list-level-style-number text:level="1" style:num-format="1">
        <style:list-level-properties text:space-before="0.000cm"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!-- Footnote: Character styles -->
    <style:style style:name="Footnote_20_Symbol" style:display-name="Footnote Symbol" style:family="text"/>
    <style:style style:name="Footnote_20_anchor" style:display-name="Footnote anchor" style:family="text"/>
    <!-- Footnote: Paragraph styles   --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!-- Footnotes: Notes configuration -->
    <text:notes-configuration text:note-class="footnote" text:citation-style-name="Footnote_20_Symbol" text:citation-body-style-name="Footnote_20_anchor" style:num-format="1" text:start-value="0" text:footnotes-position="page" text:start-numbering-at="document"/>
    <!-- Footnotes: Notes configuration - Footnote at end of document, Numbering (is always) per-document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document" text:start-numbering-at="document"/> -->
    <!-- Footnotes: Notes configuration - Footnote at end of page, Numbering per-chapter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 -->
    <!-- Footnotes: Notes configuration - Footnote at end of page, Numbering per-page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 -->
    <!-- Endnotes: Character styles --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!-- Endnotes: Paragraph styles --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!-- Endnotes: Notes configuration --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!-- Bibliography --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!--  List style for Bibliographic entries --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 style:display-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style:style style:name="OrgCite" style:family="text"/>
    <!-- Styles for displaying Indices of Figures, Tables, Listings etc -->
    <style:style style:name="Index_20_Link" style:display-name="Index Link" style:family="text"/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tyle:vertical-pos="top" style:vertical-rel="paragraph" style:horizontal-pos="center" style:horizontal-rel="paragraph-content" style:wrap="none" draw:wrap-influence-on-position="once-concurrent"/>
    </style:style>
    <draw:marker draw:name="Arrowheads_20_2" draw:display-name="Arrowheads 2" svg:viewBox="0 0 20 20" svg:d="M0 20l10-20 10 20z"/>
    <style:style style:name="OrgToCharImag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ImageCaptionAbov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Formula" style:family="graphic" style:parent-style-name="Formula">
      <style:graphic-properties text:anchor-type="char" fo:margin-top="0.199cm" fo:margin-bottom="0.199cm" style:wrap="none" style:vertical-pos="top" style:vertical-rel="paragraph" style:horizontal-pos="from-left" style:horizontal-rel="paragraph-content" draw:wrap-influence-on-position="once-concurrent" draw:ole-draw-aspect="1"/>
    </style:style>
    <style:style style:name="OrgToCharFormulaCaptionAbove" style:family="graphic" style:parent-style-name="Formula">
      <style:graphic-properties text:anchor-type="char" fo:margin-top="0.199cm" fo:margin-bottom="0.199cm" style:wrap="none" style:vertical-pos="bottom" style:vertical-rel="paragraph" style:horizontal-pos="from-left" style:horizontal-rel="paragraph-content" draw:wrap-influence-on-position="once-concurrent" draw:ole-draw-aspect="1"/>
    </style:style>
    <!-- Org Htmlfontify Styles -->
    <style:style style:name="OrgSrcFontLockStringFace" style:family="text">
      <style:text-properties fo:color="#4e9a06"/>
    </style:style>
    <style:style style:name="OrgSrcFontLockCommentFace" style:family="text">
      <style:text-properties fo:color="#204a87"/>
    </style:style>
    <style:style style:name="OrgSrcFontLockCommentDelimiterFace" style:family="text" style:parent-style-name="OrgSrcFontLockCommentFace">
      <style:text-properties fo:color="#204a87"/>
    </style:style>
    <style:style style:name="OrgSrcBlock" style:family="paragraph" style:parent-style-name="Preformatted_20_Text">
      <style:paragraph-properties fo:background-color="#ededed" fo:padding="0.049cm" fo:border="0.51pt solid #000000" style:shadow="none">
        <style:background-image/>
      </style:paragraph-properties>
      <style:text-properties fo:color="#2e3436"/>
    </style:style>
    <style:style style:name="OrgSrcFontLockKeywordFace" style:family="text">
      <style:text-properties fo:color="#a52a2a" fo:font-weight="700"/>
    </style:style>
    <style:style style:name="OrgLocale" style:family="paragraph" style:parent-style-name="OrgUser">
      <style:text-properties fo:language="en" fo:country="US" style:language-asian="none" style:country-asian="none" style:language-complex="none" style:country-complex="none"/>
    </style:style>
    <style:style style:name="Standard" style:family="paragraph" style:parent-style-name="OrgLocale"/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</office:styles>
  <office:automatic-styles>
    <style:style style:name="OrgFooter" style:family="paragraph" style:parent-style-name="Footer">
      <style:paragraph-properties fo:text-align="center" style:justify-single-word="false"/>
    </style:style>
    <style:page-layout style:name="Standard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A4Portrait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TitlePag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OrgFrontMatterPageLayout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OrgFirstPageLayout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Page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!-- Footnotes & Endnotes: Page layouts -->
    <style:page-layout style:name="Footnot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!-- Landscape: Page layout -->
    <style:page-layout style:name="A4LandscapeLayout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A4PortraitLayout">
      <style:footer>
        <text:p text:style-name="OrgFooter"><text:page-number text:select-page="current"/></text:p>
      </style:footer>
    </style:master-page>
    <style:master-page style:name="Landscape" style:page-layout-name="A4LandscapeLayout">
      <style:footer>
        <text:p text:style-name="OrgFooter"><text:page-number text:select-page="current"/></text:p>
      </style:footer>
    </style:master-page>
    <style:master-page style:name="OrgTitlePage" style:page-layout-name="OrgTitlePageLayout" style:next-style-name="OrgFrontMatterPage"/>
    <style:master-page style:name="OrgFrontMatterPage" style:page-layout-name="OrgFrontMatterPageLayout">
      <style:footer>
        <text:p text:style-name="OrgFooter"><text:page-number text:select-page="current"/></text:p>
      </style:footer>
    </style:master-page>
    <style:master-page style:name="OrgFirstPage" style:page-layout-name="OrgFirstPageLayout" style:next-style-name="OrgPage">
      <style:footer>
        <text:p text:style-name="OrgFooter"><text:page-number text:select-page="current"/></text:p>
      </style:footer>
    </style:master-page>
    <style:master-page style:name="OrgPage" style:page-layout-name="OrgPageLayout">
      <style:footer>
        <text:p text:style-name="OrgFooter"><text:page-number text:select-page="current"/></text:p>
      </style:footer>
    </style:master-page>
    <style:master-page style:name="Portrait" style:page-layout-name="A4PortraitLayout">
      <style:footer>
        <text:p text:style-name="OrgFooter"><text:page-number text:select-page="current"/></text:p>
      </style:footer>
    </style:master-page>
    <!-- Endnotes & Footnotes: Page styles -->
    <style:master-page style:name="Footnote" style:page-layout-name="FootnoteLayout"/>
    <style:master-page style:name="Endnote" style:page-layout-name="Footnote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mbunathan K</dc:creator>
    <meta:initial-creator>Jambunathan K</meta:initial-creator>
  </office:meta>
</office:document-meta>
</file>